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3.621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263cm" fo:break-before="auto" style:use-optimal-row-height="false"/>
    </style:style>
    <style:style style:name="ro12" style:family="table-row">
      <style:table-row-properties style:row-height="0.833cm" fo:break-before="auto" style:use-optimal-row-height="true"/>
    </style:style>
    <style:style style:name="ro13" style:family="table-row">
      <style:table-row-properties style:row-height="1.228cm" fo:break-before="auto" style:use-optimal-row-height="true"/>
    </style:style>
    <style:style style:name="ro14" style:family="table-row">
      <style:table-row-properties style:row-height="1.6cm" fo:break-before="auto" style:use-optimal-row-height="false"/>
    </style:style>
    <style:style style:name="ro15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style:text-align-source="fix" style:repeat-content="false" fo:wrap-option="wrap" fo:border-left="3pt solid #000000" fo:border-right="2.49pt solid #000000" fo:border-top="3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border-bottom="2.24pt solid #000000" style:text-align-source="fix" style:repeat-content="false" fo:wrap-option="wrap" fo:border-left="3pt solid #000000" fo:border-right="none" fo:border-top="none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order-bottom="1.5pt solid #000000" style:text-align-source="fix" style:repeat-content="false" fo:wrap-option="wrap" fo:border-left="3pt solid #000000" fo:border-right="0.51pt solid #000000" fo:border-top="none" style:vertical-align="middle"/>
      <style:paragraph-properties fo:text-align="center"/>
      <style:text-properties fo:hyphenate="true"/>
    </style:style>
    <style:style style:name="ce10" style:family="table-cell" style:parent-style-name="Default">
      <style:table-cell-properties fo:border-bottom="1.5pt solid #000000" style:text-align-source="fix" style:repeat-content="false" fo:wrap-option="wrap" fo:border-left="3pt solid #000000" fo:border-right="none" fo:border-top="none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order-bottom="1.5pt solid #000000" style:text-align-source="fix" style:repeat-content="false" fo:border-left="3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wrap-option="wrap" fo:border-left="3pt solid #000000" fo:border-right="none" fo:border-top="none" style:vertical-align="middle"/>
      <style:paragraph-properties fo:text-align="center"/>
      <style:text-properties fo:hyphenate="true"/>
    </style:style>
    <style:style style:name="ce16" style:family="table-cell" style:parent-style-name="Default">
      <style:table-cell-properties fo:border-bottom="3pt solid #000000" style:text-align-source="fix" style:repeat-content="false" fo:wrap-option="wrap" fo:border-left="3pt solid #000000" fo:border-right="none" fo:border-top="none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3pt solid #000000" style:vertical-align="middle"/>
      <style:paragraph-properties fo:text-align="center"/>
      <style:text-properties fo:hyphenate="true"/>
    </style:style>
    <style:style style:name="ce29" style:family="table-cell" style:parent-style-name="Default">
      <style:table-cell-properties fo:border-bottom="2.2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hyphenate="true"/>
    </style:style>
    <style:style style:name="ce30" style:family="table-cell" style:parent-style-name="Default">
      <style:table-cell-properties fo:border-bottom="1.5pt solid #000000" style:text-align-source="fix" style:repeat-content="false" fo:wrap-option="wrap" fo:border-left="none" fo:border-right="0.51pt solid #000000" fo:border-top="none" style:vertical-align="middle"/>
      <style:paragraph-properties fo:text-align="center"/>
      <style:text-properties fo:hyphenate="true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center"/>
      <style:text-properties fo:hyphenate="true"/>
    </style:style>
    <style:style style:name="ce18" style:family="table-cell" style:parent-style-name="Default">
      <style:table-cell-properties fo:border-bottom="1.5pt dashed #000000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1.5pt dashed #000000" style:text-align-source="fix" style:repeat-content="false" fo:wrap-option="wrap" fo:border-left="none" fo:border-right="0.51pt solid #000000" fo:border-top="none" style:vertical-align="middle"/>
      <style:paragraph-properties fo:text-align="center"/>
      <style:text-properties fo:hyphenate="true"/>
    </style:style>
    <style:style style:name="ce20" style:family="table-cell" style:parent-style-name="Default">
      <style:table-cell-properties fo:border-bottom="none" fo:wrap-option="wrap" fo:border-left="none" fo:border-right="0.51pt solid #000000" fo:border-top="none" style:vertical-align="middle"/>
      <style:text-properties fo:hyphenate="true"/>
    </style:style>
    <style:style style:name="ce62" style:family="table-cell" style:parent-style-name="Default">
      <style:table-cell-properties fo:border-bottom="1.5pt solid #000000" fo:wrap-option="wrap" fo:border-left="none" fo:border-right="0.51pt solid #000000" fo:border-top="none" style:vertical-align="middle"/>
      <style:text-properties fo:hyphenate="true"/>
    </style:style>
    <style:style style:name="ce63" style:family="table-cell" style:parent-style-name="Default">
      <style:table-cell-properties fo:border-bottom="3pt solid #000000" style:text-align-source="fix" style:repeat-content="false" fo:wrap-option="wrap" fo:border-left="none" fo:border-right="0.51pt solid #000000" fo:border-top="none" style:vertical-align="middle"/>
      <style:paragraph-properties fo:text-align="center"/>
      <style:text-properties fo:hyphenate="true"/>
    </style:style>
    <style:style style:name="ce23" style:family="table-cell" style:parent-style-name="Default">
      <style:table-cell-properties fo:wrap-option="wrap" style:vertical-align="middle"/>
      <style:text-properties fo:hyphenate="true"/>
    </style:style>
    <style:style style:name="ce24" style:family="table-cell" style:parent-style-name="Default">
      <style:table-cell-properties fo:border-bottom="2.24pt solid #000000" style:text-align-source="fix" style:repeat-content="false" fo:wrap-option="wrap" fo:border-left="none" fo:border-right="2.49pt solid #000000" fo:border-top="3pt solid #000000" style:vertical-align="middle"/>
      <style:paragraph-properties fo:text-align="center"/>
      <style:text-properties fo:hyphenate="true"/>
    </style:style>
    <style:style style:name="ce66" style:family="table-cell" style:parent-style-name="Default">
      <style:table-cell-properties fo:border-bottom="1.5pt solid #000000" fo:wrap-option="wrap" fo:border-left="none" fo:border-right="0.54pt solid #000000" fo:border-top="none" style:vertical-align="middle"/>
      <style:text-properties fo:hyphenate="true"/>
    </style:style>
    <style:style style:name="ce26" style:family="table-cell" style:parent-style-name="Default">
      <style:table-cell-properties fo:border-bottom="1.5pt solid #000000" style:text-align-source="value-type" style:repeat-content="false" fo:wrap-option="wrap" fo:border-left="none" fo:border-right="0.54pt solid #000000" fo:border-top="none" style:vertical-align="middle"/>
      <style:text-properties fo:hyphenate="true"/>
    </style:style>
    <style:style style:name="ce27" style:family="table-cell" style:parent-style-name="Default">
      <style:table-cell-properties fo:border-bottom="1.5pt dashed #000000" fo:wrap-option="wrap" fo:border-left="none" fo:border-right="0.54pt solid #000000" fo:border-top="none" style:vertical-align="middle"/>
      <style:text-properties fo:hyphenate="true"/>
    </style:style>
    <style:style style:name="ce28" style:family="table-cell" style:parent-style-name="Default">
      <style:table-cell-properties fo:border-bottom="none" fo:wrap-option="wrap" fo:border-left="none" fo:border-right="0.54pt solid #000000" fo:border-top="none" style:vertical-align="middle"/>
      <style:text-properties fo:hyphenate="true"/>
    </style:style>
    <style:style style:name="ce70" style:family="table-cell" style:parent-style-name="Default">
      <style:table-cell-properties fo:border-bottom="3pt solid #000000" fo:wrap-option="wrap" fo:border-left="none" fo:border-right="0.54pt solid #000000" fo:border-top="none" style:vertical-align="middle"/>
      <style:text-properties fo:hyphenate="true"/>
    </style:style>
    <style:style style:name="ce71" style:family="table-cell" style:parent-style-name="Default">
      <style:table-cell-properties fo:border-bottom="1.5pt solid #000000" style:text-align-source="value-type" style:repeat-content="false" fo:wrap-option="wrap" fo:border-left="none" fo:border-right="0.51pt solid #000000" fo:border-top="none" style:vertical-align="middle"/>
      <style:text-properties fo:hyphenate="true"/>
    </style:style>
    <style:style style:name="ce31" style:family="table-cell" style:parent-style-name="Default">
      <style:table-cell-properties fo:border-bottom="1.5pt dashed #000000" style:text-align-source="value-type" style:repeat-content="false" fo:wrap-option="wrap" fo:border-left="none" fo:border-right="0.51pt solid #000000" fo:border-top="none" style:vertical-align="middle"/>
      <style:text-properties fo:hyphenate="true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51pt solid #000000" fo:border-top="none" style:vertical-align="middle"/>
      <style:text-properties fo:hyphenate="true"/>
    </style:style>
    <style:style style:name="ce74" style:family="table-cell" style:parent-style-name="Default">
      <style:table-cell-properties fo:border-bottom="3pt solid #000000" style:text-align-source="value-type" style:repeat-content="false" fo:wrap-option="wrap" fo:border-left="none" fo:border-right="0.51pt solid #000000" fo:border-top="none" style:vertical-align="middle"/>
      <style:text-properties fo:hyphenate="true"/>
    </style:style>
    <style:style style:name="ce34" style:family="table-cell" style:parent-style-name="Default">
      <style:table-cell-properties fo:border-bottom="2.24pt solid #000000" style:text-align-source="fix" style:repeat-content="false" fo:wrap-option="wrap" fo:border-left="none" fo:border-right="none" fo:border-top="3pt solid #000000" style:vertical-align="middle"/>
      <style:paragraph-properties fo:text-align="center"/>
      <style:text-properties fo:hyphenate="true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center"/>
      <style:text-properties fo:hyphenate="tru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36" style:family="table-cell" style:parent-style-name="Default">
      <style:table-cell-properties fo:border-bottom="2.24pt solid #000000" style:text-align-source="fix" style:repeat-content="false" fo:wrap-option="wrap" fo:border-left="none" fo:border-right="2.49pt solid #000000" fo:border-top="none" style:vertical-align="middle"/>
      <style:paragraph-properties fo:text-align="center"/>
      <style:text-properties fo:hyphenate="true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37" style:family="table-cell" style:parent-style-name="Default">
      <style:table-cell-properties fo:border-bottom="2.24pt solid #000000" style:text-align-source="fix" style:repeat-content="false" fo:wrap-option="wrap" fo:border-left="2.49pt solid #000000" fo:border-right="2.49pt solid #000000" fo:border-top="3pt solid #000000" style:vertical-align="middle"/>
      <style:paragraph-properties fo:text-align="center"/>
      <style:text-properties fo:hyphenate="true"/>
    </style:style>
    <style:style style:name="ce38" style:family="table-cell" style:parent-style-name="Default">
      <style:table-cell-properties fo:border-bottom="2.24pt solid #000000" style:text-align-source="fix" style:repeat-content="false" fo:wrap-option="wrap" fo:border-left="2.49pt solid #000000" fo:border-right="2.49pt solid #000000" fo:border-top="none" style:vertical-align="middle"/>
      <style:paragraph-properties fo:text-align="center"/>
      <style:text-properties fo:hyphenate="true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8" style:family="table-cell" style:parent-style-name="Default">
      <style:table-cell-properties fo:border-bottom="1.5pt solid #0000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fo:hyphenate="true"/>
    </style:style>
    <style:style style:name="ce41" style:family="table-cell" style:parent-style-name="Default">
      <style:table-cell-properties fo:border-bottom="none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fo:hyphenate="true"/>
    </style:style>
    <style:style style:name="ce90" style:family="table-cell" style:parent-style-name="Default">
      <style:table-cell-properties fo:border-bottom="1.5pt dashed #0000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fo:hyphenate="true"/>
    </style:style>
    <style:style style:name="ce91" style:family="table-cell" style:parent-style-name="Default">
      <style:table-cell-properties fo:border-bottom="3pt solid #0000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fo:hyphenate="tru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5" style:family="table-cell" style:parent-style-name="Default">
      <style:table-cell-properties fo:border-bottom="2.49pt solid #000000" style:text-align-source="fix" style:repeat-content="false" fo:wrap-option="wrap" fo:border-left="2.49pt solid #000000" fo:border-right="2.49pt solid #000000" fo:border-top="3pt solid #000000" style:vertical-align="middle"/>
      <style:paragraph-properties fo:text-align="center"/>
      <style:text-properties fo:hyphenate="true"/>
    </style:style>
    <style:style style:name="ce46" style:family="table-cell" style:parent-style-name="Default">
      <style:table-cell-properties fo:border-bottom="2.24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/>
      <style:text-properties fo:hyphenate="true"/>
    </style:style>
    <style:style style:name="ce42" style:family="table-cell" style:parent-style-name="Default">
      <style:table-cell-properties fo:border-bottom="1.5pt dashed #0000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fo:hyphenate="true"/>
    </style:style>
    <style:style style:name="ce43" style:family="table-cell" style:parent-style-name="Default">
      <style:table-cell-properties fo:border-bottom="3pt solid #000000" style:text-align-source="fix" style:repeat-content="false" fo:wrap-option="wrap" fo:border-left="0.51pt solid #000000" fo:border-right="0.51pt solid #000000" fo:border-top="none" style:vertical-align="middle"/>
      <style:paragraph-properties fo:text-align="center"/>
      <style:text-properties fo:hyphenate="true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8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3pt solid #000000" style:vertical-align="middle"/>
      <style:paragraph-properties fo:text-align="center"/>
      <style:text-properties fo:hyphenate="true"/>
    </style:style>
    <style:style style:name="ce49" style:family="table-cell" style:parent-style-name="Default">
      <style:table-cell-properties fo:border-bottom="2.24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/>
      <style:text-properties fo:hyphenate="true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2" style:family="table-cell" style:parent-style-name="Default">
      <style:table-cell-properties fo:border-bottom="2.24pt solid #000000" style:text-align-source="fix" style:repeat-content="false" fo:wrap-option="wrap" fo:border-left="2.49pt solid #000000" fo:border-right="3pt solid #000000" fo:border-top="3pt solid #000000" style:vertical-align="middle"/>
      <style:paragraph-properties fo:text-align="center"/>
      <style:text-properties fo:hyphenate="true"/>
    </style:style>
    <style:style style:name="ce53" style:family="table-cell" style:parent-style-name="Default">
      <style:table-cell-properties fo:border-bottom="2.24pt solid #000000" style:text-align-source="fix" style:repeat-content="false" fo:wrap-option="wrap" fo:border-left="2.49pt solid #000000" fo:border-right="3pt solid #000000" fo:border-top="none" style:vertical-align="middle"/>
      <style:paragraph-properties fo:text-align="center"/>
      <style:text-properties fo:hyphenate="true"/>
    </style:style>
    <style:style style:name="ce54" style:family="table-cell" style:parent-style-name="Default">
      <style:table-cell-properties fo:border-bottom="1.5pt solid #000000" style:text-align-source="fix" style:repeat-content="false" fo:wrap-option="wrap" fo:border-left="0.51pt solid #000000" fo:border-right="3pt solid #000000" fo:border-top="none" style:vertical-align="middle"/>
      <style:paragraph-properties fo:text-align="center"/>
      <style:text-properties fo:hyphenate="true"/>
    </style:style>
    <style:style style:name="ce55" style:family="table-cell" style:parent-style-name="Default">
      <style:table-cell-properties fo:border-bottom="none" style:text-align-source="fix" style:repeat-content="false" fo:wrap-option="wrap" fo:border-left="0.51pt solid #000000" fo:border-right="3pt solid #000000" fo:border-top="none" style:vertical-align="middle"/>
      <style:paragraph-properties fo:text-align="center"/>
      <style:text-properties fo:hyphenate="true"/>
    </style:style>
    <style:style style:name="ce56" style:family="table-cell" style:parent-style-name="Default">
      <style:table-cell-properties fo:border-bottom="1.5pt dashed #000000" style:text-align-source="fix" style:repeat-content="false" fo:border-left="0.51pt solid #000000" fo:border-right="3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style:text-align-source="fix" style:repeat-content="false" fo:border-left="0.51pt solid #000000" fo:border-right="3pt solid #000000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1.5pt solid #000000" style:text-align-source="fix" style:repeat-content="false" fo:border-left="0.51pt solid #000000" fo:border-right="3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3pt solid #000000" style:text-align-source="fix" style:repeat-content="false" fo:border-left="0.51pt solid #000000" fo:border-right="3pt solid #000000" fo:border-top="none" style:vertical-align="middle"/>
      <style:paragraph-properties fo:text-align="center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6" style:family="table-cell" style:parent-style-name="Default">
      <style:table-cell-properties fo:wrap-option="wrap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073cm" svg:height="15.762cm" svg:x="52.179cm" svg:y="2.375cm">
            <draw:object draw:notify-on-update-of-ranges="Sheet1.A31:Sheet1.A43 Sheet1.E30:Sheet1.E30 Sheet1.E31:Sheet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521cm" svg:height="18.143cm" svg:x="52.52cm" svg:y="19.099cm">
            <draw:object draw:notify-on-update-of-ranges="Sheet1.A31:Sheet1.A43 Sheet1.G30:Sheet1.G30 Sheet1.G31:Sheet1.G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768cm" svg:height="17.416cm" svg:x="52.78cm" svg:y="39.025cm">
            <draw:object draw:notify-on-update-of-ranges="Sheet1.A31:Sheet1.A43 Sheet1.H31:Sheet1.H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4.753cm" svg:height="18.052cm" svg:x="81.204cm" svg:y="19.389cm">
            <draw:object draw:notify-on-update-of-ranges="Sheet1.A31:Sheet1.A43 Sheet1.I30:Sheet1.I30 Sheet1.I31:Sheet1.I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.687cm" svg:height="17.636cm" svg:x="81.456cm" svg:y="39.196cm">
            <draw:object draw:notify-on-update-of-ranges="Sheet1.A31:Sheet1.A43 Sheet1.J30:Sheet1.J30 Sheet1.J31:Sheet1.J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9.175cm" svg:height="16.41cm" svg:x="81.055cm" svg:y="1.867cm">
            <draw:object draw:notify-on-update-of-ranges="Sheet1.M31:Sheet1.M49 Sheet1.O30:Sheet1.O30 Sheet1.O31:Sheet1.O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23"/>
        <table:table-column table:style-name="co3" table:default-cell-style-name="ce23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9" table:default-cell-style-name="ce11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Solution Index</text:p>
          </table:table-cell>
          <table:covered-table-cell table:style-name="ce14"/>
          <table:table-cell table:style-name="ce24" office:value-type="string" calcext:value-type="string" table:number-columns-spanned="1" table:number-rows-spanned="2">
            <text:p>C code alterations</text:p>
          </table:table-cell>
          <table:table-cell table:style-name="ce24" office:value-type="string" calcext:value-type="string" table:number-columns-spanned="1" table:number-rows-spanned="2">
            <text:p>Description</text:p>
          </table:table-cell>
          <table:table-cell table:style-name="ce34" office:value-type="string" calcext:value-type="string" table:number-columns-spanned="1" table:number-rows-spanned="2">
            <text:p>Type (Synthesis or Implementation)</text:p>
          </table:table-cell>
          <table:table-cell table:style-name="ce24" office:value-type="string" calcext:value-type="string" table:number-columns-spanned="1" table:number-rows-spanned="2">
            <text:p>Vitis directives</text:p>
          </table:table-cell>
          <table:table-cell table:style-name="ce37" office:value-type="string" calcext:value-type="string" table:number-columns-spanned="1" table:number-rows-spanned="2">
            <text:p>LUT</text:p>
          </table:table-cell>
          <table:table-cell table:style-name="ce37" office:value-type="string" calcext:value-type="string" table:number-columns-spanned="1" table:number-rows-spanned="2">
            <text:p>FF</text:p>
          </table:table-cell>
          <table:table-cell table:style-name="ce45" office:value-type="string" calcext:value-type="string" table:number-columns-spanned="3" table:number-rows-spanned="1">
            <text:p>Latency</text:p>
          </table:table-cell>
          <table:covered-table-cell table:number-columns-repeated="2" table:style-name="ce48"/>
          <table:table-cell table:style-name="ce37" office:value-type="string" calcext:value-type="string" table:number-columns-spanned="1" table:number-rows-spanned="2">
            <text:p>Target Clock (ns)</text:p>
          </table:table-cell>
          <table:table-cell table:style-name="ce52" office:value-type="string" calcext:value-type="string" table:number-columns-spanned="1" table:number-rows-spanned="2">
            <text:p>Max Target Clock Reachable (ns)</text:p>
          </table:table-cell>
          <table:table-cell table:number-columns-spanned="1" table:number-rows-spanned="2"/>
          <table:table-cell table:number-columns-repeated="8"/>
        </table:table-row>
        <table:table-row table:style-name="ro2">
          <table:covered-table-cell table:style-name="ce2"/>
          <table:covered-table-cell table:number-columns-repeated="4" table:style-name="ce29"/>
          <table:covered-table-cell table:style-name="ce36"/>
          <table:covered-table-cell table:number-columns-repeated="2" table:style-name="ce38"/>
          <table:table-cell table:style-name="ce46" office:value-type="string" calcext:value-type="string">
            <text:p>Avg</text:p>
          </table:table-cell>
          <table:table-cell table:style-name="ce49" office:value-type="string" calcext:value-type="string">
            <text:p>Max</text:p>
          </table:table-cell>
          <table:table-cell table:style-name="ce49" office:value-type="string" calcext:value-type="string">
            <text:p>Min</text:p>
          </table:table-cell>
          <table:covered-table-cell table:style-name="ce38"/>
          <table:covered-table-cell table:style-name="ce53"/>
          <table:covered-table-cell/>
          <table:table-cell table:number-columns-repeated="8"/>
        </table:table-row>
        <table:table-row table:style-name="ro3">
          <table:table-cell table:style-name="ce7" office:value-type="string" calcext:value-type="string" table:number-columns-spanned="2" table:number-rows-spanned="1">
            <text:p>a</text:p>
          </table:table-cell>
          <table:covered-table-cell table:style-name="ce30"/>
          <table:table-cell table:style-name="ce66" office:value-type="string" calcext:value-type="string">
            <text:p>VHDL Reference</text:p>
          </table:table-cell>
          <table:table-cell table:style-name="ce62" office:value-type="string" calcext:value-type="string">
            <text:p>VHDL implementation from ascon hardware repo</text:p>
          </table:table-cell>
          <table:table-cell table:style-name="ce30" office:value-type="string" calcext:value-type="string">
            <text:p>imp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float" office:value="1459" calcext:value-type="float">
            <text:p>1459</text:p>
          </table:table-cell>
          <table:table-cell table:style-name="ce88" office:value-type="float" office:value="666" calcext:value-type="float">
            <text:p>666</text:p>
          </table:table-cell>
          <table:table-cell table:style-name="ce88" office:value-type="float" office:value="100" calcext:value-type="float">
            <text:p>100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88" office:value-type="float" office:value="10" calcext:value-type="float">
            <text:p>1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7"/>
          <table:table-cell table:style-name="ce6"/>
          <table:table-cell/>
        </table:table-row>
        <table:table-row table:style-name="ro4"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33"/>
          <table:table-cell table:style-name="ce66" office:value-type="string" calcext:value-type="string" table:number-columns-spanned="1" table:number-rows-spanned="2">
            <text:p>Standard Version</text:p>
          </table:table-cell>
          <table:table-cell table:style-name="ce62" office:value-type="string" calcext:value-type="string" table:number-columns-spanned="1" table:number-rows-spanned="2">
            <text:p>debloat of unusefull ports(our baseline)</text:p>
          </table:table-cell>
          <table:table-cell table:style-name="ce17" office:value-type="string" calcext:value-type="string">
            <text:p>syn</text:p>
          </table:table-cell>
          <table:table-cell table:style-name="ce30" office:value-type="string" calcext:value-type="string" table:number-columns-spanned="1" table:number-rows-spanned="2">
            <text:p>x</text:p>
          </table:table-cell>
          <table:table-cell table:style-name="ce17" office:value-type="float" office:value="9213" calcext:value-type="float">
            <text:p>9213</text:p>
          </table:table-cell>
          <table:table-cell table:style-name="ce41" office:value-type="float" office:value="3654" calcext:value-type="float">
            <text:p>3654</text:p>
          </table:table-cell>
          <table:table-cell table:style-name="ce88" office:value-type="float" office:value="120" calcext:value-type="float" table:number-columns-spanned="1" table:number-rows-spanned="2">
            <text:p>120</text:p>
          </table:table-cell>
          <table:table-cell table:style-name="ce88" office:value-type="float" office:value="146" calcext:value-type="float" table:number-columns-spanned="1" table:number-rows-spanned="2">
            <text:p>146</text:p>
          </table:table-cell>
          <table:table-cell table:style-name="ce88" office:value-type="float" office:value="94" calcext:value-type="float" table:number-columns-spanned="1" table:number-rows-spanned="2">
            <text:p>94</text:p>
          </table:table-cell>
          <table:table-cell table:style-name="ce41" office:value-type="float" office:value="15" calcext:value-type="float">
            <text:p>15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9"/>
        </table:table-row>
        <table:table-row table:style-name="ro5">
          <table:covered-table-cell table:style-name="ce10"/>
          <table:covered-table-cell table:style-name="ce30"/>
          <table:covered-table-cell table:style-name="ce66"/>
          <table:covered-table-cell table:style-name="ce62"/>
          <table:table-cell table:style-name="ce30" office:value-type="string" calcext:value-type="string">
            <text:p>impl</text:p>
          </table:table-cell>
          <table:covered-table-cell table:style-name="ce30"/>
          <table:table-cell table:style-name="ce30" office:value-type="float" office:value="4590" calcext:value-type="float">
            <text:p>4590</text:p>
          </table:table-cell>
          <table:table-cell table:style-name="ce88" office:value-type="float" office:value="3438" calcext:value-type="float">
            <text:p>3438</text:p>
          </table:table-cell>
          <table:covered-table-cell table:number-columns-repeated="3" table:style-name="ce88"/>
          <table:table-cell table:style-name="ce88" office:value-type="float" office:value="10" calcext:value-type="float">
            <text:p>10</text:p>
          </table:table-cell>
          <table:table-cell table:style-name="ce54" office:value-type="float" office:value="8.5" calcext:value-type="float">
            <text:p>8,5</text:p>
          </table:table-cell>
          <table:table-cell table:number-columns-repeated="9"/>
        </table:table-row>
        <table:table-row table:style-name="ro4">
          <table:table-cell table:style-name="ce8" office:value-type="string" calcext:value-type="string" table:number-columns-spanned="1" table:number-rows-spanned="4">
            <text:p>c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26" office:value-type="string" calcext:value-type="string" table:number-columns-spanned="1" table:number-rows-spanned="4">
            <text:p>Standard Version</text:p>
          </table:table-cell>
          <table:table-cell table:style-name="ce62" office:value-type="string" calcext:value-type="string" table:number-columns-spanned="1" table:number-rows-spanned="4">
            <text:p>Directives on Permutations.h</text:p>
          </table:table-cell>
          <table:table-cell table:style-name="ce17" office:value-type="string" calcext:value-type="string">
            <text:p>syn</text:p>
          </table:table-cell>
          <table:table-cell table:style-name="ce30" office:value-type="string" calcext:value-type="string" table:number-columns-spanned="1" table:number-rows-spanned="4">
            <text:p>INLINE RECOURSIVE on P6, P8, P12</text:p>
          </table:table-cell>
          <table:table-cell table:style-name="ce17" office:value-type="float" office:value="42969" calcext:value-type="float">
            <text:p>42969</text:p>
          </table:table-cell>
          <table:table-cell table:style-name="ce41" office:value-type="float" office:value="5259" calcext:value-type="float">
            <text:p>5259</text:p>
          </table:table-cell>
          <table:table-cell table:style-name="ce90" office:value-type="float" office:value="129" calcext:value-type="float" table:number-columns-spanned="1" table:number-rows-spanned="2">
            <text:p>129</text:p>
          </table:table-cell>
          <table:table-cell table:style-name="ce90" office:value-type="float" office:value="160" calcext:value-type="float" table:number-columns-spanned="1" table:number-rows-spanned="2">
            <text:p>160</text:p>
          </table:table-cell>
          <table:table-cell table:style-name="ce90" office:value-type="float" office:value="99" calcext:value-type="float" table:number-columns-spanned="1" table:number-rows-spanned="2">
            <text:p>99</text:p>
          </table:table-cell>
          <table:table-cell table:style-name="ce41" office:value-type="float" office:value="10" calcext:value-type="float">
            <text:p>10</text:p>
          </table:table-cell>
          <table:table-cell table:style-name="ce55" office:value-type="float" office:value="3" calcext:value-type="float">
            <text:p>3</text:p>
          </table:table-cell>
          <table:table-cell table:style-name="ce11"/>
          <table:table-cell table:number-columns-repeated="8"/>
        </table:table-row>
        <table:table-row table:style-name="ro6">
          <table:covered-table-cell table:style-name="ce9"/>
          <table:covered-table-cell table:style-name="ce60"/>
          <table:covered-table-cell table:style-name="ce27"/>
          <table:covered-table-cell table:style-name="ce60"/>
          <table:table-cell table:style-name="ce60" office:value-type="string" calcext:value-type="string">
            <text:p>impl</text:p>
          </table:table-cell>
          <table:covered-table-cell table:style-name="ce60"/>
          <table:table-cell table:style-name="ce60" office:value-type="float" office:value="11361" calcext:value-type="float">
            <text:p>11361</text:p>
          </table:table-cell>
          <table:table-cell table:style-name="ce90" office:value-type="float" office:value="4984" calcext:value-type="float">
            <text:p>4984</text:p>
          </table:table-cell>
          <table:covered-table-cell table:number-columns-repeated="3" table:style-name="ce42"/>
          <table:table-cell table:style-name="ce90" office:value-type="float" office:value="10" calcext:value-type="float">
            <text:p>10</text:p>
          </table:table-cell>
          <table:table-cell table:style-name="ce56" office:value-type="float" office:value="7.5" calcext:value-type="float">
            <text:p>7,5</text:p>
          </table:table-cell>
          <table:table-cell table:number-columns-repeated="9"/>
        </table:table-row>
        <table:table-row table:style-name="ro7">
          <table:covered-table-cell table:style-name="ce9"/>
          <table:table-cell table:style-name="ce30" office:value-type="float" office:value="2" calcext:value-type="float" table:number-columns-spanned="1" table:number-rows-spanned="2">
            <text:p>2</text:p>
          </table:table-cell>
          <table:covered-table-cell table:style-name="ce28"/>
          <table:covered-table-cell table:style-name="ce33"/>
          <table:table-cell table:style-name="ce17" office:value-type="string" calcext:value-type="string">
            <text:p>syn</text:p>
          </table:table-cell>
          <table:covered-table-cell table:style-name="ce33"/>
          <table:table-cell table:style-name="ce17" office:value-type="float" office:value="43265" calcext:value-type="float">
            <text:p>43265</text:p>
          </table:table-cell>
          <table:table-cell table:style-name="ce41" office:value-type="float" office:value="12473" calcext:value-type="float">
            <text:p>12473</text:p>
          </table:table-cell>
          <table:table-cell table:style-name="ce88" office:value-type="float" office:value="253" calcext:value-type="float" table:number-columns-spanned="1" table:number-rows-spanned="2">
            <text:p>253</text:p>
          </table:table-cell>
          <table:table-cell table:style-name="ce88" office:value-type="float" office:value="307" calcext:value-type="float" table:number-columns-spanned="1" table:number-rows-spanned="2">
            <text:p>307</text:p>
          </table:table-cell>
          <table:table-cell table:style-name="ce88" office:value-type="float" office:value="198" calcext:value-type="float" table:number-columns-spanned="1" table:number-rows-spanned="2">
            <text:p>198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covered-table-cell table:style-name="ce10"/>
          <table:covered-table-cell table:style-name="ce30"/>
          <table:covered-table-cell table:style-name="ce66"/>
          <table:covered-table-cell table:style-name="ce30"/>
          <table:table-cell table:style-name="ce30" office:value-type="string" calcext:value-type="string">
            <text:p>impl</text:p>
          </table:table-cell>
          <table:covered-table-cell table:style-name="ce30"/>
          <table:table-cell table:style-name="ce30" office:value-type="float" office:value="13252" calcext:value-type="float">
            <text:p>13252</text:p>
          </table:table-cell>
          <table:table-cell table:style-name="ce88" office:value-type="float" office:value="10393" calcext:value-type="float">
            <text:p>10393</text:p>
          </table:table-cell>
          <table:covered-table-cell table:number-columns-repeated="3" table:style-name="ce88"/>
          <table:table-cell table:style-name="ce88" office:value-type="float" office:value="3" calcext:value-type="float">
            <text:p>3</text:p>
          </table:table-cell>
          <table:table-cell table:style-name="ce58" office:value-type="float" office:value="2.9" calcext:value-type="float">
            <text:p>2,9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20"/>
          <table:table-cell table:style-name="ce66" office:value-type="string" calcext:value-type="string" table:number-columns-spanned="1" table:number-rows-spanned="2">
            <text:p>Standard Version</text:p>
          </table:table-cell>
          <table:table-cell table:style-name="ce71" office:value-type="string" calcext:value-type="string" table:number-columns-spanned="1" table:number-rows-spanned="2">
            <text:p>Directives on Round.h</text:p>
          </table:table-cell>
          <table:table-cell table:style-name="ce17" office:value-type="string" calcext:value-type="string">
            <text:p>syn</text:p>
          </table:table-cell>
          <table:table-cell table:style-name="ce30" office:value-type="string" calcext:value-type="string" table:number-columns-spanned="1" table:number-rows-spanned="2">
            <text:p>PIPELINE on ROR function</text:p>
          </table:table-cell>
          <table:table-cell table:style-name="ce17" office:value-type="float" office:value="11492" calcext:value-type="float">
            <text:p>11492</text:p>
          </table:table-cell>
          <table:table-cell table:style-name="ce41" office:value-type="float" office:value="3420" calcext:value-type="float">
            <text:p>3420</text:p>
          </table:table-cell>
          <table:table-cell table:style-name="ce88" office:value-type="float" office:value="147" calcext:value-type="float" table:number-columns-spanned="1" table:number-rows-spanned="2">
            <text:p>147</text:p>
          </table:table-cell>
          <table:table-cell table:style-name="ce88" office:value-type="float" office:value="181" calcext:value-type="float" table:number-columns-spanned="1" table:number-rows-spanned="2">
            <text:p>181</text:p>
          </table:table-cell>
          <table:table-cell table:style-name="ce88" office:value-type="float" office:value="113" calcext:value-type="float" table:number-columns-spanned="1" table:number-rows-spanned="2">
            <text:p>113</text:p>
          </table:table-cell>
          <table:table-cell table:style-name="ce41" office:value-type="float" office:value="13" calcext:value-type="float">
            <text:p>13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9"/>
        </table:table-row>
        <table:table-row table:style-name="ro5">
          <table:covered-table-cell table:style-name="ce10"/>
          <table:covered-table-cell table:style-name="ce62"/>
          <table:covered-table-cell table:style-name="ce66"/>
          <table:covered-table-cell table:style-name="ce71"/>
          <table:table-cell table:style-name="ce30" office:value-type="string" calcext:value-type="string">
            <text:p>impl</text:p>
          </table:table-cell>
          <table:covered-table-cell table:style-name="ce30"/>
          <table:table-cell table:style-name="ce30" office:value-type="float" office:value="3701" calcext:value-type="float">
            <text:p>3701</text:p>
          </table:table-cell>
          <table:table-cell table:style-name="ce88" office:value-type="float" office:value="3147" calcext:value-type="float">
            <text:p>3147</text:p>
          </table:table-cell>
          <table:covered-table-cell table:number-columns-repeated="3" table:style-name="ce88"/>
          <table:table-cell table:style-name="ce88" office:value-type="float" office:value="10" calcext:value-type="float">
            <text:p>10</text:p>
          </table:table-cell>
          <table:table-cell table:style-name="ce58" office:value-type="float" office:value="8.4" calcext:value-type="float">
            <text:p>8,4</text:p>
          </table:table-cell>
          <table:table-cell table:number-columns-repeated="9"/>
        </table:table-row>
        <table:table-row table:style-name="ro8"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20"/>
          <table:table-cell table:style-name="ce66" office:value-type="string" calcext:value-type="string" table:number-columns-spanned="1" table:number-rows-spanned="2">
            <text:p>Pipelined permutations</text:p>
          </table:table-cell>
          <table:table-cell table:style-name="ce71" office:value-type="string" calcext:value-type="string" table:number-columns-spanned="1" table:number-rows-spanned="2">
            <text:p>Permutations(on Permutations.h) are pipelined so P8→P6 and P12 →P8 </text:p>
          </table:table-cell>
          <table:table-cell table:style-name="ce17" office:value-type="string" calcext:value-type="string">
            <text:p>syn</text:p>
          </table:table-cell>
          <table:table-cell table:style-name="ce30" office:value-type="string" calcext:value-type="string" table:number-columns-spanned="1" table:number-rows-spanned="2">
            <text:p>x</text:p>
          </table:table-cell>
          <table:table-cell table:style-name="ce17" office:value-type="float" office:value="9213" calcext:value-type="float">
            <text:p>9213</text:p>
          </table:table-cell>
          <table:table-cell table:style-name="ce41" office:value-type="float" office:value="3420" calcext:value-type="float">
            <text:p>3420</text:p>
          </table:table-cell>
          <table:table-cell table:style-name="ce88" office:value-type="float" office:value="120" calcext:value-type="float" table:number-columns-spanned="1" table:number-rows-spanned="2">
            <text:p>120</text:p>
          </table:table-cell>
          <table:table-cell table:style-name="ce88" office:value-type="float" office:value="146" calcext:value-type="float" table:number-columns-spanned="1" table:number-rows-spanned="2">
            <text:p>146</text:p>
          </table:table-cell>
          <table:table-cell table:style-name="ce88" office:value-type="float" office:value="94" calcext:value-type="float" table:number-columns-spanned="1" table:number-rows-spanned="2">
            <text:p>94</text:p>
          </table:table-cell>
          <table:table-cell table:style-name="ce41" office:value-type="float" office:value="15" calcext:value-type="float">
            <text:p>15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9"/>
        </table:table-row>
        <table:table-row table:style-name="ro9">
          <table:covered-table-cell table:style-name="ce10"/>
          <table:covered-table-cell table:style-name="ce62"/>
          <table:covered-table-cell table:style-name="ce66"/>
          <table:covered-table-cell table:style-name="ce71"/>
          <table:table-cell table:style-name="ce30" office:value-type="string" calcext:value-type="string">
            <text:p>impl</text:p>
          </table:table-cell>
          <table:covered-table-cell table:style-name="ce30"/>
          <table:table-cell table:style-name="ce30" office:value-type="float" office:value="4590" calcext:value-type="float">
            <text:p>4590</text:p>
          </table:table-cell>
          <table:table-cell table:style-name="ce88" office:value-type="float" office:value="3438" calcext:value-type="float">
            <text:p>3438</text:p>
          </table:table-cell>
          <table:covered-table-cell table:number-columns-repeated="3" table:style-name="ce88"/>
          <table:table-cell table:style-name="ce88" office:value-type="float" office:value="10" calcext:value-type="float">
            <text:p>10</text:p>
          </table:table-cell>
          <table:table-cell table:style-name="ce58" office:value-type="float" office:value="8.5" calcext:value-type="float">
            <text:p>8,5</text:p>
          </table:table-cell>
          <table:table-cell table:number-columns-repeated="9"/>
        </table:table-row>
        <table:table-row table:style-name="ro10"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20"/>
          <table:table-cell table:style-name="ce66" office:value-type="string" calcext:value-type="string" table:number-columns-spanned="1" table:number-rows-spanned="2">
            <text:p>Standard Version</text:p>
          </table:table-cell>
          <table:table-cell table:style-name="ce71" office:value-type="string" calcext:value-type="string" table:number-columns-spanned="1" table:number-rows-spanned="2">
            <text:p>Directives on Round.h</text:p>
          </table:table-cell>
          <table:table-cell table:style-name="ce17" office:value-type="string" calcext:value-type="string">
            <text:p>syn</text:p>
          </table:table-cell>
          <table:table-cell table:style-name="ce30" office:value-type="string" calcext:value-type="string" table:number-columns-spanned="1" table:number-rows-spanned="2">
            <text:p>DATAFLOW on ROUND function</text:p>
          </table:table-cell>
          <table:table-cell table:style-name="ce17" office:value-type="float" office:value="9908" calcext:value-type="float">
            <text:p>9908</text:p>
          </table:table-cell>
          <table:table-cell table:style-name="ce41" office:value-type="float" office:value="7302" calcext:value-type="float">
            <text:p>7302</text:p>
          </table:table-cell>
          <table:table-cell table:style-name="ce88" office:value-type="float" office:value="403" calcext:value-type="float" table:number-columns-spanned="1" table:number-rows-spanned="2">
            <text:p>403</text:p>
          </table:table-cell>
          <table:table-cell table:style-name="ce88" office:value-type="float" office:value="510" calcext:value-type="float" table:number-columns-spanned="1" table:number-rows-spanned="2">
            <text:p>510</text:p>
          </table:table-cell>
          <table:table-cell table:style-name="ce88" office:value-type="float" office:value="293" calcext:value-type="float" table:number-columns-spanned="1" table:number-rows-spanned="2">
            <text:p>293</text:p>
          </table:table-cell>
          <table:table-cell table:style-name="ce41" office:value-type="float" office:value="13.5" calcext:value-type="float">
            <text:p>13,5</text:p>
          </table:table-cell>
          <table:table-cell table:style-name="ce57" office:value-type="float" office:value="13.5" calcext:value-type="float">
            <text:p>13,5</text:p>
          </table:table-cell>
          <table:table-cell table:number-columns-repeated="9"/>
        </table:table-row>
        <table:table-row table:style-name="ro10">
          <table:covered-table-cell table:style-name="ce10"/>
          <table:covered-table-cell table:style-name="ce62"/>
          <table:covered-table-cell table:style-name="ce66"/>
          <table:covered-table-cell table:style-name="ce71"/>
          <table:table-cell table:style-name="ce30" office:value-type="string" calcext:value-type="string">
            <text:p>impl</text:p>
          </table:table-cell>
          <table:covered-table-cell table:style-name="ce30"/>
          <table:table-cell table:style-name="ce30" office:value-type="float" office:value="6352" calcext:value-type="float">
            <text:p>6352</text:p>
          </table:table-cell>
          <table:table-cell table:style-name="ce88" office:value-type="float" office:value="7174" calcext:value-type="float">
            <text:p>7174</text:p>
          </table:table-cell>
          <table:covered-table-cell table:number-columns-repeated="3" table:style-name="ce88"/>
          <table:table-cell table:style-name="ce88" office:value-type="float" office:value="10" calcext:value-type="float">
            <text:p>10</text:p>
          </table:table-cell>
          <table:table-cell table:style-name="ce58" office:value-type="float" office:value="6.4" calcext:value-type="float">
            <text:p>6,4</text:p>
          </table:table-cell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1" table:number-rows-spanned="4">
            <text:p>g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6" office:value-type="string" calcext:value-type="string" table:number-columns-spanned="1" table:number-rows-spanned="4">
            <text:p>Standard Version</text:p>
          </table:table-cell>
          <table:table-cell table:style-name="ce71" office:value-type="string" calcext:value-type="string" table:number-columns-spanned="1" table:number-rows-spanned="4">
            <text:p>Directives on Permutations.h</text:p>
          </table:table-cell>
          <table:table-cell table:style-name="ce17" office:value-type="string" calcext:value-type="string">
            <text:p>syn</text:p>
          </table:table-cell>
          <table:table-cell table:style-name="ce30" office:value-type="string" calcext:value-type="string" table:number-columns-spanned="1" table:number-rows-spanned="4">
            <text:p>DATAFLOW on P6, P8, P12</text:p>
          </table:table-cell>
          <table:table-cell table:style-name="ce17" office:value-type="float" office:value="50401" calcext:value-type="float">
            <text:p>50401</text:p>
          </table:table-cell>
          <table:table-cell table:style-name="ce41" office:value-type="float" office:value="18665" calcext:value-type="float">
            <text:p>18665</text:p>
          </table:table-cell>
          <table:table-cell table:style-name="ce90" office:value-type="float" office:value="157" calcext:value-type="float" table:number-columns-spanned="1" table:number-rows-spanned="2">
            <text:p>157</text:p>
          </table:table-cell>
          <table:table-cell table:style-name="ce90" office:value-type="float" office:value="196" calcext:value-type="float" table:number-columns-spanned="1" table:number-rows-spanned="2">
            <text:p>196</text:p>
          </table:table-cell>
          <table:table-cell table:style-name="ce90" office:value-type="float" office:value="120" calcext:value-type="float" table:number-columns-spanned="1" table:number-rows-spanned="2">
            <text:p>120</text:p>
          </table:table-cell>
          <table:table-cell table:style-name="ce41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9"/>
        </table:table-row>
        <table:table-row table:style-name="ro10">
          <table:covered-table-cell table:style-name="ce9"/>
          <table:covered-table-cell table:style-name="ce60"/>
          <table:covered-table-cell table:style-name="ce27"/>
          <table:covered-table-cell table:style-name="ce31"/>
          <table:table-cell table:style-name="ce60" office:value-type="string" calcext:value-type="string">
            <text:p>impl</text:p>
          </table:table-cell>
          <table:covered-table-cell table:style-name="ce60"/>
          <table:table-cell table:style-name="ce60" office:value-type="float" office:value="23275" calcext:value-type="float">
            <text:p>23275</text:p>
          </table:table-cell>
          <table:table-cell table:style-name="ce90" office:value-type="float" office:value="21029" calcext:value-type="float">
            <text:p>21029</text:p>
          </table:table-cell>
          <table:covered-table-cell table:number-columns-repeated="3" table:style-name="ce42"/>
          <table:table-cell table:style-name="ce90" office:value-type="float" office:value="10" calcext:value-type="float">
            <text:p>10</text:p>
          </table:table-cell>
          <table:table-cell table:style-name="ce56" office:value-type="float" office:value="7.9" calcext:value-type="float">
            <text:p>7,9</text:p>
          </table:table-cell>
          <table:table-cell table:number-columns-repeated="9"/>
        </table:table-row>
        <table:table-row table:style-name="ro7">
          <table:covered-table-cell table:style-name="ce9"/>
          <table:table-cell table:style-name="ce30" office:value-type="float" office:value="2" calcext:value-type="float" table:number-columns-spanned="1" table:number-rows-spanned="2">
            <text:p>2</text:p>
          </table:table-cell>
          <table:covered-table-cell table:style-name="ce28"/>
          <table:covered-table-cell table:style-name="ce32"/>
          <table:table-cell table:style-name="ce17" office:value-type="string" calcext:value-type="string">
            <text:p>syn</text:p>
          </table:table-cell>
          <table:covered-table-cell table:style-name="ce33"/>
          <table:table-cell table:style-name="ce17" office:value-type="float" office:value="50823" calcext:value-type="float">
            <text:p>50823</text:p>
          </table:table-cell>
          <table:table-cell table:style-name="ce41" office:value-type="float" office:value="22821" calcext:value-type="float">
            <text:p>22821</text:p>
          </table:table-cell>
          <table:table-cell table:style-name="ce88" office:value-type="float" office:value="297" calcext:value-type="float" table:number-columns-spanned="1" table:number-rows-spanned="2">
            <text:p>297</text:p>
          </table:table-cell>
          <table:table-cell table:style-name="ce88" office:value-type="float" office:value="344" calcext:value-type="float" table:number-columns-spanned="1" table:number-rows-spanned="2">
            <text:p>344</text:p>
          </table:table-cell>
          <table:table-cell table:style-name="ce88" office:value-type="float" office:value="231" calcext:value-type="float" table:number-columns-spanned="1" table:number-rows-spanned="2">
            <text:p>23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9"/>
        </table:table-row>
        <table:table-row table:style-name="ro10">
          <table:covered-table-cell table:style-name="ce10"/>
          <table:covered-table-cell table:style-name="ce30"/>
          <table:covered-table-cell table:style-name="ce66"/>
          <table:covered-table-cell table:style-name="ce71"/>
          <table:table-cell table:style-name="ce30" office:value-type="string" calcext:value-type="string">
            <text:p>impl</text:p>
          </table:table-cell>
          <table:covered-table-cell table:style-name="ce30"/>
          <table:table-cell table:style-name="ce30" office:value-type="float" office:value="23375" calcext:value-type="float">
            <text:p>23375</text:p>
          </table:table-cell>
          <table:table-cell table:style-name="ce88" office:value-type="float" office:value="21029" calcext:value-type="float">
            <text:p>21029</text:p>
          </table:table-cell>
          <table:covered-table-cell table:number-columns-repeated="3" table:style-name="ce88"/>
          <table:table-cell table:style-name="ce88" office:value-type="float" office:value="3" calcext:value-type="float">
            <text:p>3</text:p>
          </table:table-cell>
          <table:table-cell table:style-name="ce58" office:value-type="float" office:value="7.9" calcext:value-type="float">
            <text:p>7,9</text:p>
          </table:table-cell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1" table:number-rows-spanned="4">
            <text:p>h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6" office:value-type="string" calcext:value-type="string" table:number-columns-spanned="1" table:number-rows-spanned="4">
            <text:p>Standard Version</text:p>
          </table:table-cell>
          <table:table-cell table:style-name="ce71" office:value-type="string" calcext:value-type="string" table:number-columns-spanned="1" table:number-rows-spanned="4">
            <text:p>Directives on Permutations.h</text:p>
          </table:table-cell>
          <table:table-cell table:style-name="ce17" office:value-type="string" calcext:value-type="string">
            <text:p>syn</text:p>
          </table:table-cell>
          <table:table-cell table:style-name="ce30" office:value-type="string" calcext:value-type="string" table:number-columns-spanned="1" table:number-rows-spanned="4">
            <text:p>PIPELINE on P6, P8, P12</text:p>
          </table:table-cell>
          <table:table-cell table:style-name="ce17" office:value-type="float" office:value="43052" calcext:value-type="float">
            <text:p>43052</text:p>
          </table:table-cell>
          <table:table-cell table:style-name="ce41" office:value-type="float" office:value="6671" calcext:value-type="float">
            <text:p>6671</text:p>
          </table:table-cell>
          <table:table-cell table:style-name="ce90" office:value-type="float" office:value="130" calcext:value-type="float" table:number-columns-spanned="1" table:number-rows-spanned="2">
            <text:p>130</text:p>
          </table:table-cell>
          <table:table-cell table:style-name="ce90" office:value-type="float" office:value="161" calcext:value-type="float" table:number-columns-spanned="1" table:number-rows-spanned="2">
            <text:p>161</text:p>
          </table:table-cell>
          <table:table-cell table:style-name="ce90" office:value-type="float" office:value="99" calcext:value-type="float" table:number-columns-spanned="1" table:number-rows-spanned="2">
            <text:p>99</text:p>
          </table:table-cell>
          <table:table-cell table:style-name="ce41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9"/>
        </table:table-row>
        <table:table-row table:style-name="ro10">
          <table:covered-table-cell table:style-name="ce9"/>
          <table:covered-table-cell table:style-name="ce60"/>
          <table:covered-table-cell table:style-name="ce27"/>
          <table:covered-table-cell table:style-name="ce31"/>
          <table:table-cell table:style-name="ce60" office:value-type="string" calcext:value-type="string">
            <text:p>impl</text:p>
          </table:table-cell>
          <table:covered-table-cell table:style-name="ce60"/>
          <table:table-cell table:style-name="ce60" office:value-type="float" office:value="11057" calcext:value-type="float">
            <text:p>11057</text:p>
          </table:table-cell>
          <table:table-cell table:style-name="ce90" office:value-type="float" office:value="6399" calcext:value-type="float">
            <text:p>6399</text:p>
          </table:table-cell>
          <table:covered-table-cell table:number-columns-repeated="3" table:style-name="ce42"/>
          <table:table-cell table:style-name="ce90" office:value-type="float" office:value="10" calcext:value-type="float">
            <text:p>10</text:p>
          </table:table-cell>
          <table:table-cell table:style-name="ce56" office:value-type="float" office:value="7.4" calcext:value-type="float">
            <text:p>7,4</text:p>
          </table:table-cell>
          <table:table-cell table:number-columns-repeated="9"/>
        </table:table-row>
        <table:table-row table:style-name="ro10">
          <table:covered-table-cell table:style-name="ce9"/>
          <table:table-cell table:style-name="ce30" office:value-type="float" office:value="2" calcext:value-type="float" table:number-columns-spanned="1" table:number-rows-spanned="2">
            <text:p>2</text:p>
          </table:table-cell>
          <table:covered-table-cell table:style-name="ce28"/>
          <table:covered-table-cell table:style-name="ce32"/>
          <table:table-cell table:style-name="ce17" office:value-type="string" calcext:value-type="string">
            <text:p>syn</text:p>
          </table:table-cell>
          <table:covered-table-cell table:style-name="ce33"/>
          <table:table-cell table:style-name="ce17" office:value-type="float" office:value="43723" calcext:value-type="float">
            <text:p>43723</text:p>
          </table:table-cell>
          <table:table-cell table:style-name="ce41" office:value-type="float" office:value="19057" calcext:value-type="float">
            <text:p>19057</text:p>
          </table:table-cell>
          <table:table-cell table:style-name="ce88" office:value-type="float" office:value="297" calcext:value-type="float" table:number-columns-spanned="1" table:number-rows-spanned="2">
            <text:p>297</text:p>
          </table:table-cell>
          <table:table-cell table:style-name="ce88" office:value-type="float" office:value="350" calcext:value-type="float" table:number-columns-spanned="1" table:number-rows-spanned="2">
            <text:p>350</text:p>
          </table:table-cell>
          <table:table-cell table:style-name="ce88" office:value-type="float" office:value="231" calcext:value-type="float" table:number-columns-spanned="1" table:number-rows-spanned="2">
            <text:p>23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9"/>
        </table:table-row>
        <table:table-row table:style-name="ro10">
          <table:covered-table-cell table:style-name="ce10"/>
          <table:covered-table-cell table:style-name="ce30"/>
          <table:covered-table-cell table:style-name="ce66"/>
          <table:covered-table-cell table:style-name="ce71"/>
          <table:table-cell table:style-name="ce30" office:value-type="string" calcext:value-type="string">
            <text:p>impl</text:p>
          </table:table-cell>
          <table:covered-table-cell table:style-name="ce30"/>
          <table:table-cell table:style-name="ce30" office:value-type="float" office:value="11057" calcext:value-type="float">
            <text:p>11057</text:p>
          </table:table-cell>
          <table:table-cell table:style-name="ce88" office:value-type="float" office:value="6399" calcext:value-type="float">
            <text:p>6399</text:p>
          </table:table-cell>
          <table:covered-table-cell table:number-columns-repeated="3" table:style-name="ce88"/>
          <table:table-cell table:style-name="ce88" office:value-type="float" office:value="3" calcext:value-type="float">
            <text:p>3</text:p>
          </table:table-cell>
          <table:table-cell table:style-name="ce58" office:value-type="float" office:value="7.4" calcext:value-type="float">
            <text:p>7,4</text:p>
          </table:table-cell>
          <table:table-cell table:number-columns-repeated="9"/>
        </table:table-row>
        <table:table-row table:style-name="ro10">
          <table:table-cell table:style-name="ce16" office:value-type="string" calcext:value-type="string" table:number-columns-spanned="1" table:number-rows-spanned="4">
            <text:p>i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4">
            <text:p>Standard Version</text:p>
          </table:table-cell>
          <table:table-cell table:style-name="ce74" office:value-type="string" calcext:value-type="string" table:number-columns-spanned="1" table:number-rows-spanned="4">
            <text:p>Directives on Permutations.h</text:p>
          </table:table-cell>
          <table:table-cell table:style-name="ce17" office:value-type="string" calcext:value-type="string">
            <text:p>syn</text:p>
          </table:table-cell>
          <table:table-cell table:style-name="ce63" office:value-type="string" calcext:value-type="string" table:number-columns-spanned="1" table:number-rows-spanned="4">
            <text:p>PIPELINE and INLINE RECOURSIVE on P6, P8, P12</text:p>
          </table:table-cell>
          <table:table-cell table:style-name="ce17" office:value-type="float" office:value="43081" calcext:value-type="float">
            <text:p>43081</text:p>
          </table:table-cell>
          <table:table-cell table:style-name="ce41" office:value-type="float" office:value="6219" calcext:value-type="float">
            <text:p>6219</text:p>
          </table:table-cell>
          <table:table-cell table:style-name="ce90" office:value-type="float" office:value="124" calcext:value-type="float" table:number-columns-spanned="1" table:number-rows-spanned="2">
            <text:p>124</text:p>
          </table:table-cell>
          <table:table-cell table:style-name="ce90" office:value-type="float" office:value="153" calcext:value-type="float" table:number-columns-spanned="1" table:number-rows-spanned="2">
            <text:p>153</text:p>
          </table:table-cell>
          <table:table-cell table:style-name="ce90" office:value-type="float" office:value="97" calcext:value-type="float" table:number-columns-spanned="1" table:number-rows-spanned="2">
            <text:p>97</text:p>
          </table:table-cell>
          <table:table-cell table:style-name="ce41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9"/>
        </table:table-row>
        <table:table-row table:style-name="ro10">
          <table:covered-table-cell table:style-name="ce9"/>
          <table:covered-table-cell table:style-name="ce60"/>
          <table:covered-table-cell table:style-name="ce27"/>
          <table:covered-table-cell table:style-name="ce31"/>
          <table:table-cell table:style-name="ce60" office:value-type="string" calcext:value-type="string">
            <text:p>impl</text:p>
          </table:table-cell>
          <table:covered-table-cell table:style-name="ce60"/>
          <table:table-cell table:style-name="ce60" office:value-type="float" office:value="11407" calcext:value-type="float">
            <text:p>11407</text:p>
          </table:table-cell>
          <table:table-cell table:style-name="ce90" office:value-type="float" office:value="5947" calcext:value-type="float">
            <text:p>5947</text:p>
          </table:table-cell>
          <table:covered-table-cell table:number-columns-repeated="3" table:style-name="ce42"/>
          <table:table-cell table:style-name="ce90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0">
          <table:covered-table-cell table:style-name="ce9"/>
          <table:table-cell table:style-name="ce63" office:value-type="float" office:value="2" calcext:value-type="float" table:number-columns-spanned="1" table:number-rows-spanned="2">
            <text:p>2</text:p>
          </table:table-cell>
          <table:covered-table-cell table:style-name="ce28"/>
          <table:covered-table-cell table:style-name="ce32"/>
          <table:table-cell table:style-name="ce17" office:value-type="string" calcext:value-type="string">
            <text:p>syn</text:p>
          </table:table-cell>
          <table:covered-table-cell table:style-name="ce33"/>
          <table:table-cell table:style-name="ce17" office:value-type="float" office:value="43504" calcext:value-type="float">
            <text:p>43504</text:p>
          </table:table-cell>
          <table:table-cell table:style-name="ce41" office:value-type="float" office:value="13903" calcext:value-type="float">
            <text:p>13903</text:p>
          </table:table-cell>
          <table:table-cell table:style-name="ce91" office:value-type="float" office:value="251" calcext:value-type="float" table:number-columns-spanned="1" table:number-rows-spanned="2">
            <text:p>251</text:p>
          </table:table-cell>
          <table:table-cell table:style-name="ce91" office:value-type="float" office:value="303" calcext:value-type="float" table:number-columns-spanned="1" table:number-rows-spanned="2">
            <text:p>303</text:p>
          </table:table-cell>
          <table:table-cell table:style-name="ce91" office:value-type="float" office:value="199" calcext:value-type="float" table:number-columns-spanned="1" table:number-rows-spanned="2">
            <text:p>199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9"/>
        </table:table-row>
        <table:table-row table:style-name="ro10">
          <table:covered-table-cell table:style-name="ce16"/>
          <table:covered-table-cell table:style-name="ce63"/>
          <table:covered-table-cell table:style-name="ce70"/>
          <table:covered-table-cell table:style-name="ce74"/>
          <table:table-cell table:style-name="ce63" office:value-type="string" calcext:value-type="string">
            <text:p>impl</text:p>
          </table:table-cell>
          <table:covered-table-cell table:style-name="ce63"/>
          <table:table-cell table:style-name="ce63" office:value-type="float" office:value="11407" calcext:value-type="float">
            <text:p>11407</text:p>
          </table:table-cell>
          <table:table-cell table:style-name="ce91" office:value-type="float" office:value="5947" calcext:value-type="float">
            <text:p>5947</text:p>
          </table:table-cell>
          <table:covered-table-cell table:number-columns-repeated="3" table:style-name="ce43"/>
          <table:table-cell table:style-name="ce91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9"/>
        </table:table-row>
        <table:table-row table:style-name="ro10">
          <table:table-cell table:number-columns-repeated="12"/>
          <table:table-cell table:style-name="ce12"/>
          <table:table-cell table:number-columns-repeated="9"/>
        </table:table-row>
        <table:table-row table:style-name="ro10">
          <table:table-cell table:number-columns-repeated="7"/>
          <table:table-cell office:value-type="string" calcext:value-type="string" table:number-columns-spanned="4" table:number-rows-spanned="1">
            <text:p>Score</text:p>
          </table:table-cell>
          <table:covered-table-cell table:number-columns-repeated="3"/>
          <table:table-cell/>
          <table:table-cell table:style-name="ce12"/>
          <table:table-cell table:number-columns-repeated="9"/>
        </table:table-row>
        <table:table-row table:style-name="ro11">
          <table:table-cell/>
          <table:table-cell office:value-type="string" calcext:value-type="string">
            <text:p>Total FPGA Area</text:p>
          </table:table-cell>
          <table:table-cell office:value-type="string" calcext:value-type="string">
            <text:p>Time of computing(ns)</text:p>
          </table:table-cell>
          <table:table-cell office:value-type="string" calcext:value-type="string">
            <text:p>Performance(word per second)</text:p>
          </table:table-cell>
          <table:table-cell office:value-type="string" calcext:value-type="string">
            <text:p>Performance(%)</text:p>
          </table:table-cell>
          <table:table-cell office:value-type="string" calcext:value-type="string">
            <text:p>Efficiency(Performance/FPGA area)</text:p>
          </table:table-cell>
          <table:table-cell office:value-type="string" calcext:value-type="string">
            <text:p>Efficiency(%)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otal</text:p>
          </table:table-cell>
          <table:table-cell/>
          <table:table-cell table:style-name="ce12"/>
          <table:table-cell table:style-name="ce11" office:value-type="string" calcext:value-type="string">
            <text:p>Performance(word per second)</text:p>
          </table:table-cell>
          <table:table-cell table:style-name="ce11" office:value-type="string" calcext:value-type="string">
            <text:p>Performance(%)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a</text:p>
          </table:table-cell>
          <table:table-cell table:formula="of:=[.G3]+[.H3]" office:value-type="float" office:value="2125" calcext:value-type="float">
            <text:p>2125</text:p>
          </table:table-cell>
          <table:table-cell table:formula="of:=[.I3]*[.M3]" office:value-type="float" office:value="1000" calcext:value-type="float">
            <text:p>1000</text:p>
          </table:table-cell>
          <table:table-cell table:formula="of:=(1*(10^9))/[.C31]" office:value-type="float" office:value="1000000" calcext:value-type="float">
            <text:p>1000000</text:p>
          </table:table-cell>
          <table:table-cell table:style-name="ce35" table:formula="of:=([.D31]/MAX([.$D$31:.$D$43]))*100" office:value-type="float" office:value="73.37" calcext:value-type="float">
            <text:p>73,37</text:p>
          </table:table-cell>
          <table:table-cell table:formula="of:=[.D31]/[.B31]" office:value-type="float" office:value="470.588235294118" calcext:value-type="float">
            <text:p>470,588235294118</text:p>
          </table:table-cell>
          <table:table-cell table:style-name="ce84" table:formula="of:=([.F31]/MAX([.$F$31:.$F$43]))*100" office:value-type="float" office:value="100" calcext:value-type="float">
            <text:p>100</text:p>
          </table:table-cell>
          <table:table-cell table:style-name="ce44" table:formula="of:=((8/10)*[.$E31])+((2/10)*[.$G31])" office:value-type="float" office:value="78.696" calcext:value-type="float">
            <text:p>78,696</text:p>
          </table:table-cell>
          <table:table-cell table:style-name="ce47" table:formula="of:=((5/10)*[.$E31])+((5/10)*[.$G31])" office:value-type="float" office:value="86.685" calcext:value-type="float">
            <text:p>86,685</text:p>
          </table:table-cell>
          <table:table-cell table:style-name="ce50" table:formula="of:=((2/10)*[.$E31])+((8/10)*[.$G31])" office:value-type="float" office:value="94.674" calcext:value-type="float">
            <text:p>94,674</text:p>
          </table:table-cell>
          <table:table-cell table:style-name="ce51" table:formula="of:=((1/3)*[.H31])+((1/3)*[.I31])+((1/3)*[.J31])" office:value-type="float" office:value="86.685" calcext:value-type="float">
            <text:p>86,685</text:p>
          </table:table-cell>
          <table:table-cell/>
          <table:table-cell table:style-name="ce11" office:value-type="string" calcext:value-type="string">
            <text:p>a</text:p>
          </table:table-cell>
          <table:table-cell office:value-type="float" office:value="1000000" calcext:value-type="float">
            <text:p>1000000</text:p>
          </table:table-cell>
          <table:table-cell table:style-name="ce110" table:formula="of:=([.N31]/MAX([.$N$31:.$N$49])*100)" office:value-type="float" office:value="9.47027027027028" calcext:value-type="float">
            <text:p>9,47027027027028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b</text:p>
          </table:table-cell>
          <table:table-cell table:formula="of:=[.H5]+[.G5]" office:value-type="float" office:value="8028" calcext:value-type="float">
            <text:p>8028</text:p>
          </table:table-cell>
          <table:table-cell table:formula="of:=[.I4]*[.M5]" office:value-type="float" office:value="1020" calcext:value-type="float">
            <text:p>1020</text:p>
          </table:table-cell>
          <table:table-cell table:formula="of:=(1*(10^9))/[.C32]" office:value-type="float" office:value="980392.156862745" calcext:value-type="float">
            <text:p>980392,156862745</text:p>
          </table:table-cell>
          <table:table-cell table:style-name="ce35" table:formula="of:=([.D32]/MAX([.$D$31:.$D$43]))*100" office:value-type="float" office:value="71.9313725490196" calcext:value-type="float">
            <text:p>71,9313725490196</text:p>
          </table:table-cell>
          <table:table-cell table:formula="of:=[.D32]/[.B32]" office:value-type="float" office:value="122.121594028743" calcext:value-type="float">
            <text:p>122,121594028743</text:p>
          </table:table-cell>
          <table:table-cell table:style-name="ce84" table:formula="of:=([.F32]/MAX([.$F$31:.$F$43]))*100" office:value-type="float" office:value="25.9508387311078" calcext:value-type="float">
            <text:p>25,9508387311078</text:p>
          </table:table-cell>
          <table:table-cell table:style-name="ce44" table:formula="of:=((8/10)*[.$E32])+((2/10)*[.$G32])" office:value-type="float" office:value="62.7352657854372" calcext:value-type="float">
            <text:p>62,7352657854372</text:p>
          </table:table-cell>
          <table:table-cell table:style-name="ce47" table:formula="of:=((5/10)*[.$E32])+((5/10)*[.$G32])" office:value-type="float" office:value="48.9411056400637" calcext:value-type="float">
            <text:p>48,9411056400637</text:p>
          </table:table-cell>
          <table:table-cell table:style-name="ce50" table:formula="of:=((2/10)*[.$E32])+((8/10)*[.$G32])" office:value-type="float" office:value="35.1469454946902" calcext:value-type="float">
            <text:p>35,1469454946902</text:p>
          </table:table-cell>
          <table:table-cell table:style-name="ce51" table:formula="of:=((1/3)*[.H32])+((1/3)*[.I32])+((1/3)*[.J32])" office:value-type="float" office:value="48.9411056400637" calcext:value-type="float">
            <text:p>48,9411056400637</text:p>
          </table:table-cell>
          <table:table-cell/>
          <table:table-cell table:style-name="ce11" office:value-type="string" calcext:value-type="string">
            <text:p>b</text:p>
          </table:table-cell>
          <table:table-cell office:value-type="float" office:value="980392.156862745" calcext:value-type="float">
            <text:p>980392,156862745</text:p>
          </table:table-cell>
          <table:table-cell table:style-name="ce110" table:formula="of:=([.N32]/MAX([.$N$31:.$N$49])*100)" office:value-type="float" office:value="9.28457869634341" calcext:value-type="float">
            <text:p>9,28457869634341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c.1</text:p>
          </table:table-cell>
          <table:table-cell table:formula="of:=[.G7]+[.H7]" office:value-type="float" office:value="16345" calcext:value-type="float">
            <text:p>16345</text:p>
          </table:table-cell>
          <table:table-cell table:formula="of:=[.I6]*[.M7]" office:value-type="float" office:value="967.5" calcext:value-type="float">
            <text:p>967,5</text:p>
          </table:table-cell>
          <table:table-cell table:formula="of:=(1*(10^9))/[.C33]" office:value-type="float" office:value="1033591.73126615" calcext:value-type="float">
            <text:p>1033591,73126615</text:p>
          </table:table-cell>
          <table:table-cell table:style-name="ce35" table:formula="of:=([.D33]/MAX([.$D$31:.$D$43]))*100" office:value-type="float" office:value="75.8346253229974" calcext:value-type="float">
            <text:p>75,8346253229974</text:p>
          </table:table-cell>
          <table:table-cell table:formula="of:=[.D33]/[.B33]" office:value-type="float" office:value="63.2359578627195" calcext:value-type="float">
            <text:p>63,2359578627195</text:p>
          </table:table-cell>
          <table:table-cell table:style-name="ce84" table:formula="of:=([.F33]/MAX([.$F$31:.$F$43]))*100" office:value-type="float" office:value="13.4376410458279" calcext:value-type="float">
            <text:p>13,4376410458279</text:p>
          </table:table-cell>
          <table:table-cell table:style-name="ce44" table:formula="of:=((8/10)*[.$E33])+((2/10)*[.$G33])" office:value-type="float" office:value="63.3552284675635" calcext:value-type="float">
            <text:p>63,3552284675635</text:p>
          </table:table-cell>
          <table:table-cell table:style-name="ce47" table:formula="of:=((5/10)*[.$E33])+((5/10)*[.$G33])" office:value-type="float" office:value="44.6361331844127" calcext:value-type="float">
            <text:p>44,6361331844127</text:p>
          </table:table-cell>
          <table:table-cell table:style-name="ce50" table:formula="of:=((2/10)*[.$E33])+((8/10)*[.$G33])" office:value-type="float" office:value="25.9170379012618" calcext:value-type="float">
            <text:p>25,9170379012618</text:p>
          </table:table-cell>
          <table:table-cell table:style-name="ce51" table:formula="of:=((1/3)*[.H33])+((1/3)*[.I33])+((1/3)*[.J33])" office:value-type="float" office:value="44.6361331844126" calcext:value-type="float">
            <text:p>44,6361331844126</text:p>
          </table:table-cell>
          <table:table-cell/>
          <table:table-cell table:style-name="ce11" office:value-type="string" calcext:value-type="string">
            <text:p>c.1</text:p>
          </table:table-cell>
          <table:table-cell office:value-type="float" office:value="1033591.73126615" calcext:value-type="float">
            <text:p>1033591,73126615</text:p>
          </table:table-cell>
          <table:table-cell table:style-name="ce110" table:formula="of:=([.N33]/MAX([.$N$31:.$N$49])*100)" office:value-type="float" office:value="9.78839304420701" calcext:value-type="float">
            <text:p>9,78839304420701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c.2</text:p>
          </table:table-cell>
          <table:table-cell table:formula="of:=[.G9]+[.H9]" office:value-type="float" office:value="23645" calcext:value-type="float">
            <text:p>23645</text:p>
          </table:table-cell>
          <table:table-cell table:formula="of:=[.I8]*[.M9]" office:value-type="float" office:value="733.7" calcext:value-type="float">
            <text:p>733,7</text:p>
          </table:table-cell>
          <table:table-cell table:formula="of:=(1*(10^9))/[.C34]" office:value-type="float" office:value="1362954.88619327" calcext:value-type="float">
            <text:p>1362954,88619327</text:p>
          </table:table-cell>
          <table:table-cell table:style-name="ce35" table:formula="of:=([.D34]/MAX([.$D$31:.$D$43]))*100" office:value-type="float" office:value="100" calcext:value-type="float">
            <text:p>100</text:p>
          </table:table-cell>
          <table:table-cell table:formula="of:=[.D34]/[.B34]" office:value-type="float" office:value="57.6424143029506" calcext:value-type="float">
            <text:p>57,6424143029506</text:p>
          </table:table-cell>
          <table:table-cell table:style-name="ce84" table:formula="of:=([.F34]/MAX([.$F$31:.$F$43]))*100" office:value-type="float" office:value="12.249013039377" calcext:value-type="float">
            <text:p>12,249013039377</text:p>
          </table:table-cell>
          <table:table-cell table:style-name="ce44" table:formula="of:=((8/10)*[.$E34])+((2/10)*[.$G34])" office:value-type="float" office:value="82.4498026078754" calcext:value-type="float">
            <text:p>82,4498026078754</text:p>
          </table:table-cell>
          <table:table-cell table:style-name="ce47" table:formula="of:=((5/10)*[.$E34])+((5/10)*[.$G34])" office:value-type="float" office:value="56.1245065196885" calcext:value-type="float">
            <text:p>56,1245065196885</text:p>
          </table:table-cell>
          <table:table-cell table:style-name="ce50" table:formula="of:=((2/10)*[.$E34])+((8/10)*[.$G34])" office:value-type="float" office:value="29.7992104315016" calcext:value-type="float">
            <text:p>29,7992104315016</text:p>
          </table:table-cell>
          <table:table-cell table:style-name="ce51" table:formula="of:=((1/3)*[.H34])+((1/3)*[.I34])+((1/3)*[.J34])" office:value-type="float" office:value="56.1245065196885" calcext:value-type="float">
            <text:p>56,1245065196885</text:p>
          </table:table-cell>
          <table:table-cell/>
          <table:table-cell table:style-name="ce11" office:value-type="string" calcext:value-type="string">
            <text:p>c.2</text:p>
          </table:table-cell>
          <table:table-cell office:value-type="float" office:value="1362954.88619327" calcext:value-type="float">
            <text:p>1362954,88619327</text:p>
          </table:table-cell>
          <table:table-cell table:style-name="ce110" table:formula="of:=([.N34]/MAX([.$N$31:.$N$49])*100)" office:value-type="float" office:value="12.9075511384357" calcext:value-type="float">
            <text:p>12,9075511384357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d</text:p>
          </table:table-cell>
          <table:table-cell table:formula="of:=[.G11]+[.H11]" office:value-type="float" office:value="6848" calcext:value-type="float">
            <text:p>6848</text:p>
          </table:table-cell>
          <table:table-cell table:formula="of:=[.I10]*[.M11]" office:value-type="float" office:value="1234.8" calcext:value-type="float">
            <text:p>1234,8</text:p>
          </table:table-cell>
          <table:table-cell table:formula="of:=(1*(10^9))/[.C35]" office:value-type="float" office:value="809847.748623259" calcext:value-type="float">
            <text:p>809847,748623259</text:p>
          </table:table-cell>
          <table:table-cell table:style-name="ce35" table:formula="of:=([.D35]/MAX([.$D$31:.$D$43]))*100" office:value-type="float" office:value="59.4185293164885" calcext:value-type="float">
            <text:p>59,4185293164885</text:p>
          </table:table-cell>
          <table:table-cell table:formula="of:=[.D35]/[.B35]" office:value-type="float" office:value="118.260477310639" calcext:value-type="float">
            <text:p>118,260477310639</text:p>
          </table:table-cell>
          <table:table-cell table:style-name="ce84" table:formula="of:=([.F35]/MAX([.$F$31:.$F$43]))*100" office:value-type="float" office:value="25.1303514285109" calcext:value-type="float">
            <text:p>25,1303514285109</text:p>
          </table:table-cell>
          <table:table-cell table:style-name="ce44" table:formula="of:=((8/10)*[.$E35])+((2/10)*[.$G35])" office:value-type="float" office:value="52.560893738893" calcext:value-type="float">
            <text:p>52,560893738893</text:p>
          </table:table-cell>
          <table:table-cell table:style-name="ce47" table:formula="of:=((5/10)*[.$E35])+((5/10)*[.$G35])" office:value-type="float" office:value="42.2744403724997" calcext:value-type="float">
            <text:p>42,2744403724997</text:p>
          </table:table-cell>
          <table:table-cell table:style-name="ce50" table:formula="of:=((2/10)*[.$E35])+((8/10)*[.$G35])" office:value-type="float" office:value="31.9879870061064" calcext:value-type="float">
            <text:p>31,9879870061064</text:p>
          </table:table-cell>
          <table:table-cell table:style-name="ce51" table:formula="of:=((1/3)*[.H35])+((1/3)*[.I35])+((1/3)*[.J35])" office:value-type="float" office:value="42.2744403724997" calcext:value-type="float">
            <text:p>42,2744403724997</text:p>
          </table:table-cell>
          <table:table-cell/>
          <table:table-cell table:style-name="ce11" office:value-type="string" calcext:value-type="string">
            <text:p>d</text:p>
          </table:table-cell>
          <table:table-cell office:value-type="float" office:value="809847.748623259" calcext:value-type="float">
            <text:p>809847,748623259</text:p>
          </table:table-cell>
          <table:table-cell table:style-name="ce110" table:formula="of:=([.N35]/MAX([.$N$31:.$N$49])*100)" office:value-type="float" office:value="7.66947705723217" calcext:value-type="float">
            <text:p>7,66947705723217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e</text:p>
          </table:table-cell>
          <table:table-cell table:formula="of:=[.G13]+[.H13]" office:value-type="float" office:value="8028" calcext:value-type="float">
            <text:p>8028</text:p>
          </table:table-cell>
          <table:table-cell table:formula="of:=[.I12]*[.M13]" office:value-type="float" office:value="1020" calcext:value-type="float">
            <text:p>1020</text:p>
          </table:table-cell>
          <table:table-cell table:formula="of:=(1*(10^9))/[.C36]" office:value-type="float" office:value="980392.156862745" calcext:value-type="float">
            <text:p>980392,156862745</text:p>
          </table:table-cell>
          <table:table-cell table:style-name="ce35" table:formula="of:=([.D36]/MAX([.$D$31:.$D$43]))*100" office:value-type="float" office:value="71.9313725490196" calcext:value-type="float">
            <text:p>71,9313725490196</text:p>
          </table:table-cell>
          <table:table-cell table:formula="of:=[.D36]/[.B36]" office:value-type="float" office:value="122.121594028743" calcext:value-type="float">
            <text:p>122,121594028743</text:p>
          </table:table-cell>
          <table:table-cell table:style-name="ce84" table:formula="of:=([.F36]/MAX([.$F$31:.$F$43]))*100" office:value-type="float" office:value="25.9508387311078" calcext:value-type="float">
            <text:p>25,9508387311078</text:p>
          </table:table-cell>
          <table:table-cell table:style-name="ce44" table:formula="of:=((8/10)*[.$E36])+((2/10)*[.$G36])" office:value-type="float" office:value="62.7352657854372" calcext:value-type="float">
            <text:p>62,7352657854372</text:p>
          </table:table-cell>
          <table:table-cell table:style-name="ce47" table:formula="of:=((5/10)*[.$E36])+((5/10)*[.$G36])" office:value-type="float" office:value="48.9411056400637" calcext:value-type="float">
            <text:p>48,9411056400637</text:p>
          </table:table-cell>
          <table:table-cell table:style-name="ce50" table:formula="of:=((2/10)*[.$E36])+((8/10)*[.$G36])" office:value-type="float" office:value="35.1469454946902" calcext:value-type="float">
            <text:p>35,1469454946902</text:p>
          </table:table-cell>
          <table:table-cell table:style-name="ce51" table:formula="of:=((1/3)*[.H36])+((1/3)*[.I36])+((1/3)*[.J36])" office:value-type="float" office:value="48.9411056400637" calcext:value-type="float">
            <text:p>48,9411056400637</text:p>
          </table:table-cell>
          <table:table-cell/>
          <table:table-cell table:style-name="ce11" office:value-type="string" calcext:value-type="string">
            <text:p>e</text:p>
          </table:table-cell>
          <table:table-cell office:value-type="float" office:value="980392.156862745" calcext:value-type="float">
            <text:p>980392,156862745</text:p>
          </table:table-cell>
          <table:table-cell table:style-name="ce110" table:formula="of:=([.N36]/MAX([.$N$31:.$N$49])*100)" office:value-type="float" office:value="9.28457869634341" calcext:value-type="float">
            <text:p>9,28457869634341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f</text:p>
          </table:table-cell>
          <table:table-cell table:formula="of:=[.G15]+[.H15]" office:value-type="float" office:value="13526" calcext:value-type="float">
            <text:p>13526</text:p>
          </table:table-cell>
          <table:table-cell table:formula="of:=[.I14]*[.M15]" office:value-type="float" office:value="2579.2" calcext:value-type="float">
            <text:p>2579,2</text:p>
          </table:table-cell>
          <table:table-cell table:formula="of:=(1*(10^9))/[.C37]" office:value-type="float" office:value="387717.121588089" calcext:value-type="float">
            <text:p>387717,121588089</text:p>
          </table:table-cell>
          <table:table-cell table:style-name="ce35" table:formula="of:=([.D37]/MAX([.$D$31:.$D$43]))*100" office:value-type="float" office:value="28.4468052109181" calcext:value-type="float">
            <text:p>28,4468052109181</text:p>
          </table:table-cell>
          <table:table-cell table:formula="of:=[.D37]/[.B37]" office:value-type="float" office:value="28.6645809247441" calcext:value-type="float">
            <text:p>28,6645809247441</text:p>
          </table:table-cell>
          <table:table-cell table:style-name="ce84" table:formula="of:=([.F37]/MAX([.$F$31:.$F$43]))*100" office:value-type="float" office:value="6.09122344650813" calcext:value-type="float">
            <text:p>6,09122344650813</text:p>
          </table:table-cell>
          <table:table-cell table:style-name="ce44" table:formula="of:=((8/10)*[.$E37])+((2/10)*[.$G37])" office:value-type="float" office:value="23.9756888580361" calcext:value-type="float">
            <text:p>23,9756888580361</text:p>
          </table:table-cell>
          <table:table-cell table:style-name="ce47" table:formula="of:=((5/10)*[.$E37])+((5/10)*[.$G37])" office:value-type="float" office:value="17.2690143287131" calcext:value-type="float">
            <text:p>17,2690143287131</text:p>
          </table:table-cell>
          <table:table-cell table:style-name="ce50" table:formula="of:=((2/10)*[.$E37])+((8/10)*[.$G37])" office:value-type="float" office:value="10.5623397993901" calcext:value-type="float">
            <text:p>10,5623397993901</text:p>
          </table:table-cell>
          <table:table-cell table:style-name="ce51" table:formula="of:=((1/3)*[.H37])+((1/3)*[.I37])+((1/3)*[.J37])" office:value-type="float" office:value="17.2690143287131" calcext:value-type="float">
            <text:p>17,2690143287131</text:p>
          </table:table-cell>
          <table:table-cell/>
          <table:table-cell table:style-name="ce11" office:value-type="string" calcext:value-type="string">
            <text:p>f</text:p>
          </table:table-cell>
          <table:table-cell office:value-type="float" office:value="387717.121588089" calcext:value-type="float">
            <text:p>387717,121588089</text:p>
          </table:table-cell>
          <table:table-cell table:style-name="ce110" table:formula="of:=([.N37]/MAX([.$N$31:.$N$49])*100)" office:value-type="float" office:value="3.67178592985045" calcext:value-type="float">
            <text:p>3,67178592985045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g.1</text:p>
          </table:table-cell>
          <table:table-cell table:formula="of:=[.G17]+[.H17]" office:value-type="float" office:value="44304" calcext:value-type="float">
            <text:p>44304</text:p>
          </table:table-cell>
          <table:table-cell table:formula="of:=[.I16]*[.M17]" office:value-type="float" office:value="1240.3" calcext:value-type="float">
            <text:p>1240,3</text:p>
          </table:table-cell>
          <table:table-cell table:formula="of:=(1*(10^9))/[.C38]" office:value-type="float" office:value="806256.550834476" calcext:value-type="float">
            <text:p>806256,550834476</text:p>
          </table:table-cell>
          <table:table-cell table:style-name="ce35" table:formula="of:=([.D38]/MAX([.$D$31:.$D$43]))*100" office:value-type="float" office:value="59.1550431347255" calcext:value-type="float">
            <text:p>59,1550431347255</text:p>
          </table:table-cell>
          <table:table-cell table:formula="of:=[.D38]/[.B38]" office:value-type="float" office:value="18.1982789552744" calcext:value-type="float">
            <text:p>18,1982789552744</text:p>
          </table:table-cell>
          <table:table-cell table:style-name="ce84" table:formula="of:=([.F38]/MAX([.$F$31:.$F$43]))*100" office:value-type="float" office:value="3.8671342779958" calcext:value-type="float">
            <text:p>3,8671342779958</text:p>
          </table:table-cell>
          <table:table-cell table:style-name="ce44" table:formula="of:=((8/10)*[.$E38])+((2/10)*[.$G38])" office:value-type="float" office:value="48.0974613633796" calcext:value-type="float">
            <text:p>48,0974613633796</text:p>
          </table:table-cell>
          <table:table-cell table:style-name="ce47" table:formula="of:=((5/10)*[.$E38])+((5/10)*[.$G38])" office:value-type="float" office:value="31.5110887063606" calcext:value-type="float">
            <text:p>31,5110887063606</text:p>
          </table:table-cell>
          <table:table-cell table:style-name="ce50" table:formula="of:=((2/10)*[.$E38])+((8/10)*[.$G38])" office:value-type="float" office:value="14.9247160493417" calcext:value-type="float">
            <text:p>14,9247160493417</text:p>
          </table:table-cell>
          <table:table-cell table:style-name="ce51" table:formula="of:=((1/3)*[.H38])+((1/3)*[.I38])+((1/3)*[.J38])" office:value-type="float" office:value="31.5110887063606" calcext:value-type="float">
            <text:p>31,5110887063606</text:p>
          </table:table-cell>
          <table:table-cell/>
          <table:table-cell table:style-name="ce11" office:value-type="string" calcext:value-type="string">
            <text:p>g.1</text:p>
          </table:table-cell>
          <table:table-cell office:value-type="float" office:value="806256.550834476" calcext:value-type="float">
            <text:p>806256,550834476</text:p>
          </table:table-cell>
          <table:table-cell table:style-name="ce110" table:formula="of:=([.N38]/MAX([.$N$31:.$N$49])*100)" office:value-type="float" office:value="7.63546744357839" calcext:value-type="float">
            <text:p>7,63546744357839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g.2</text:p>
          </table:table-cell>
          <table:table-cell table:formula="of:=[.G19]+[.H19]" office:value-type="float" office:value="44404" calcext:value-type="float">
            <text:p>44404</text:p>
          </table:table-cell>
          <table:table-cell table:formula="of:=[.I18]*[.M19]" office:value-type="float" office:value="2346.3" calcext:value-type="float">
            <text:p>2346,3</text:p>
          </table:table-cell>
          <table:table-cell table:formula="of:=(1*(10^9))/[.C39]" office:value-type="float" office:value="426202.957848527" calcext:value-type="float">
            <text:p>426202,957848527</text:p>
          </table:table-cell>
          <table:table-cell table:style-name="ce35" table:formula="of:=([.D39]/MAX([.$D$31:.$D$43]))*100" office:value-type="float" office:value="31.2705110173465" calcext:value-type="float">
            <text:p>31,2705110173465</text:p>
          </table:table-cell>
          <table:table-cell table:formula="of:=[.D39]/[.B39]" office:value-type="float" office:value="9.59830100550688" calcext:value-type="float">
            <text:p>9,59830100550688</text:p>
          </table:table-cell>
          <table:table-cell table:style-name="ce84" table:formula="of:=([.F39]/MAX([.$F$31:.$F$43]))*100" office:value-type="float" office:value="2.03963896367021" calcext:value-type="float">
            <text:p>2,03963896367021</text:p>
          </table:table-cell>
          <table:table-cell table:style-name="ce44" table:formula="of:=((8/10)*[.$E39])+((2/10)*[.$G39])" office:value-type="float" office:value="25.4243366066112" calcext:value-type="float">
            <text:p>25,4243366066112</text:p>
          </table:table-cell>
          <table:table-cell table:style-name="ce47" table:formula="of:=((5/10)*[.$E39])+((5/10)*[.$G39])" office:value-type="float" office:value="16.6550749905083" calcext:value-type="float">
            <text:p>16,6550749905083</text:p>
          </table:table-cell>
          <table:table-cell table:style-name="ce50" table:formula="of:=((2/10)*[.$E39])+((8/10)*[.$G39])" office:value-type="float" office:value="7.88581337440546" calcext:value-type="float">
            <text:p>7,88581337440546</text:p>
          </table:table-cell>
          <table:table-cell table:style-name="ce51" table:formula="of:=((1/3)*[.H39])+((1/3)*[.I39])+((1/3)*[.J39])" office:value-type="float" office:value="16.6550749905083" calcext:value-type="float">
            <text:p>16,6550749905083</text:p>
          </table:table-cell>
          <table:table-cell/>
          <table:table-cell table:style-name="ce11" office:value-type="string" calcext:value-type="string">
            <text:p>g.2</text:p>
          </table:table-cell>
          <table:table-cell office:value-type="float" office:value="426202.957848527" calcext:value-type="float">
            <text:p>426202,957848527</text:p>
          </table:table-cell>
          <table:table-cell table:style-name="ce110" table:formula="of:=([.N39]/MAX([.$N$31:.$N$49])*100)" office:value-type="float" office:value="4.03625720081417" calcext:value-type="float">
            <text:p>4,03625720081417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h.1</text:p>
          </table:table-cell>
          <table:table-cell table:formula="of:=[.G21]+[.H21]" office:value-type="float" office:value="17456" calcext:value-type="float">
            <text:p>17456</text:p>
          </table:table-cell>
          <table:table-cell table:formula="of:=[.I20]*[.M21]" office:value-type="float" office:value="962" calcext:value-type="float">
            <text:p>962</text:p>
          </table:table-cell>
          <table:table-cell table:formula="of:=(1*(10^9))/[.C40]" office:value-type="float" office:value="1039501.03950104" calcext:value-type="float">
            <text:p>1039501,03950104</text:p>
          </table:table-cell>
          <table:table-cell table:style-name="ce35" table:formula="of:=([.D40]/MAX([.$D$31:.$D$43]))*100" office:value-type="float" office:value="76.2681912681913" calcext:value-type="float">
            <text:p>76,2681912681913</text:p>
          </table:table-cell>
          <table:table-cell table:formula="of:=[.D40]/[.B40]" office:value-type="float" office:value="59.5497845726993" calcext:value-type="float">
            <text:p>59,5497845726993</text:p>
          </table:table-cell>
          <table:table-cell table:style-name="ce84" table:formula="of:=([.F40]/MAX([.$F$31:.$F$43]))*100" office:value-type="float" office:value="12.6543292216986" calcext:value-type="float">
            <text:p>12,6543292216986</text:p>
          </table:table-cell>
          <table:table-cell table:style-name="ce44" table:formula="of:=((8/10)*[.$E40])+((2/10)*[.$G40])" office:value-type="float" office:value="63.5454188588927" calcext:value-type="float">
            <text:p>63,5454188588927</text:p>
          </table:table-cell>
          <table:table-cell table:style-name="ce47" table:formula="of:=((5/10)*[.$E40])+((5/10)*[.$G40])" office:value-type="float" office:value="44.4612602449449" calcext:value-type="float">
            <text:p>44,4612602449449</text:p>
          </table:table-cell>
          <table:table-cell table:style-name="ce50" table:formula="of:=((2/10)*[.$E40])+((8/10)*[.$G40])" office:value-type="float" office:value="25.3771016309971" calcext:value-type="float">
            <text:p>25,3771016309971</text:p>
          </table:table-cell>
          <table:table-cell table:style-name="ce51" table:formula="of:=((1/3)*[.H40])+((1/3)*[.I40])+((1/3)*[.J40])" office:value-type="float" office:value="44.4612602449449" calcext:value-type="float">
            <text:p>44,4612602449449</text:p>
          </table:table-cell>
          <table:table-cell/>
          <table:table-cell table:style-name="ce11" office:value-type="string" calcext:value-type="string">
            <text:p>h.1</text:p>
          </table:table-cell>
          <table:table-cell office:value-type="float" office:value="1039501.03950104" calcext:value-type="float">
            <text:p>1039501,03950104</text:p>
          </table:table-cell>
          <table:table-cell table:style-name="ce110" table:formula="of:=([.N40]/MAX([.$N$31:.$N$49])*100)" office:value-type="float" office:value="9.84435579030174" calcext:value-type="float">
            <text:p>9,84435579030174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h.2</text:p>
          </table:table-cell>
          <table:table-cell table:formula="of:=[.G23]+[.H23]" office:value-type="float" office:value="17456" calcext:value-type="float">
            <text:p>17456</text:p>
          </table:table-cell>
          <table:table-cell table:formula="of:=[.I22]*[.M23]" office:value-type="float" office:value="2197.8" calcext:value-type="float">
            <text:p>2197,8</text:p>
          </table:table-cell>
          <table:table-cell table:formula="of:=(1*(10^9))/[.C41]" office:value-type="float" office:value="455000.455000455" calcext:value-type="float">
            <text:p>455000,455000455</text:p>
          </table:table-cell>
          <table:table-cell table:style-name="ce35" table:formula="of:=([.D41]/MAX([.$D$31:.$D$43]))*100" office:value-type="float" office:value="33.3833833833834" calcext:value-type="float">
            <text:p>33,3833833833834</text:p>
          </table:table-cell>
          <table:table-cell table:formula="of:=[.D41]/[.B41]" office:value-type="float" office:value="26.0655622708785" calcext:value-type="float">
            <text:p>26,0655622708785</text:p>
          </table:table-cell>
          <table:table-cell table:style-name="ce84" table:formula="of:=([.F41]/MAX([.$F$31:.$F$43]))*100" office:value-type="float" office:value="5.53893198256168" calcext:value-type="float">
            <text:p>5,53893198256168</text:p>
          </table:table-cell>
          <table:table-cell table:style-name="ce44" table:formula="of:=((8/10)*[.$E41])+((2/10)*[.$G41])" office:value-type="float" office:value="27.814493103219" calcext:value-type="float">
            <text:p>27,814493103219</text:p>
          </table:table-cell>
          <table:table-cell table:style-name="ce47" table:formula="of:=((5/10)*[.$E41])+((5/10)*[.$G41])" office:value-type="float" office:value="19.4611576829725" calcext:value-type="float">
            <text:p>19,4611576829725</text:p>
          </table:table-cell>
          <table:table-cell table:style-name="ce50" table:formula="of:=((2/10)*[.$E41])+((8/10)*[.$G41])" office:value-type="float" office:value="11.107822262726" calcext:value-type="float">
            <text:p>11,107822262726</text:p>
          </table:table-cell>
          <table:table-cell table:style-name="ce51" table:formula="of:=((1/3)*[.H41])+((1/3)*[.I41])+((1/3)*[.J41])" office:value-type="float" office:value="19.4611576829725" calcext:value-type="float">
            <text:p>19,4611576829725</text:p>
          </table:table-cell>
          <table:table-cell/>
          <table:table-cell table:style-name="ce11" office:value-type="string" calcext:value-type="string">
            <text:p>h.2</text:p>
          </table:table-cell>
          <table:table-cell office:value-type="float" office:value="455000.455000455" calcext:value-type="float">
            <text:p>455000,455000455</text:p>
          </table:table-cell>
          <table:table-cell table:style-name="ce110" table:formula="of:=([.N41]/MAX([.$N$31:.$N$49])*100)" office:value-type="float" office:value="4.30897728195026" calcext:value-type="float">
            <text:p>4,30897728195026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i.1</text:p>
          </table:table-cell>
          <table:table-cell table:formula="of:=[.G27]+[.H27]" office:value-type="float" office:value="17354" calcext:value-type="float">
            <text:p>17354</text:p>
          </table:table-cell>
          <table:table-cell table:formula="of:=[.I24]*[.M25]" office:value-type="float" office:value="1116" calcext:value-type="float">
            <text:p>1116</text:p>
          </table:table-cell>
          <table:table-cell table:formula="of:=(1*(10^9))/[.C42]" office:value-type="float" office:value="896057.347670251" calcext:value-type="float">
            <text:p>896057,347670251</text:p>
          </table:table-cell>
          <table:table-cell table:style-name="ce35" table:formula="of:=([.D42]/MAX([.$D$31:.$D$43]))*100" office:value-type="float" office:value="65.7437275985663" calcext:value-type="float">
            <text:p>65,7437275985663</text:p>
          </table:table-cell>
          <table:table-cell table:formula="of:=[.D42]/[.B42]" office:value-type="float" office:value="51.6340525337243" calcext:value-type="float">
            <text:p>51,6340525337243</text:p>
          </table:table-cell>
          <table:table-cell table:style-name="ce84" table:formula="of:=([.F42]/MAX([.$F$31:.$F$43]))*100" office:value-type="float" office:value="10.9722361634164" calcext:value-type="float">
            <text:p>10,9722361634164</text:p>
          </table:table-cell>
          <table:table-cell table:style-name="ce44" table:formula="of:=((8/10)*[.$E42])+((2/10)*[.$G42])" office:value-type="float" office:value="54.7894293115363" calcext:value-type="float">
            <text:p>54,7894293115363</text:p>
          </table:table-cell>
          <table:table-cell table:style-name="ce47" table:formula="of:=((5/10)*[.$E42])+((5/10)*[.$G42])" office:value-type="float" office:value="38.3579818809914" calcext:value-type="float">
            <text:p>38,3579818809914</text:p>
          </table:table-cell>
          <table:table-cell table:style-name="ce50" table:formula="of:=((2/10)*[.$E42])+((8/10)*[.$G42])" office:value-type="float" office:value="21.9265344504464" calcext:value-type="float">
            <text:p>21,9265344504464</text:p>
          </table:table-cell>
          <table:table-cell table:style-name="ce51" table:formula="of:=((1/3)*[.H42])+((1/3)*[.I42])+((1/3)*[.J42])" office:value-type="float" office:value="38.3579818809914" calcext:value-type="float">
            <text:p>38,3579818809914</text:p>
          </table:table-cell>
          <table:table-cell/>
          <table:table-cell table:style-name="ce11" office:value-type="string" calcext:value-type="string">
            <text:p>i.1</text:p>
          </table:table-cell>
          <table:table-cell office:value-type="float" office:value="896057.347670251" calcext:value-type="float">
            <text:p>896057,347670251</text:p>
          </table:table-cell>
          <table:table-cell table:style-name="ce110" table:formula="of:=([.N42]/MAX([.$N$31:.$N$49])*100)" office:value-type="float" office:value="8.48590526009882" calcext:value-type="float">
            <text:p>8,48590526009882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i.2</text:p>
          </table:table-cell>
          <table:table-cell table:formula="of:=[.G27]+[.H27]" office:value-type="float" office:value="17354" calcext:value-type="float">
            <text:p>17354</text:p>
          </table:table-cell>
          <table:table-cell table:formula="of:=[.I26]*[.M27]" office:value-type="float" office:value="2259" calcext:value-type="float">
            <text:p>2259</text:p>
          </table:table-cell>
          <table:table-cell table:formula="of:=(1*(10^9))/[.C43]" office:value-type="float" office:value="442673.749446658" calcext:value-type="float">
            <text:p>442673,749446658</text:p>
          </table:table-cell>
          <table:table-cell table:style-name="ce35" table:formula="of:=([.D43]/MAX([.$D$31:.$D$43]))*100" office:value-type="float" office:value="32.4789729969013" calcext:value-type="float">
            <text:p>32,4789729969013</text:p>
          </table:table-cell>
          <table:table-cell table:formula="of:=[.D43]/[.B43]" office:value-type="float" office:value="25.5084562318" calcext:value-type="float">
            <text:p>25,5084562318</text:p>
          </table:table-cell>
          <table:table-cell table:style-name="ce84" table:formula="of:=([.F43]/MAX([.$F$31:.$F$43]))*100" office:value-type="float" office:value="5.42054694925751" calcext:value-type="float">
            <text:p>5,42054694925751</text:p>
          </table:table-cell>
          <table:table-cell table:style-name="ce44" table:formula="of:=((8/10)*[.$E43])+((2/10)*[.$G43])" office:value-type="float" office:value="27.0672877873725" calcext:value-type="float">
            <text:p>27,0672877873725</text:p>
          </table:table-cell>
          <table:table-cell table:style-name="ce47" table:formula="of:=((5/10)*[.$E43])+((5/10)*[.$G43])" office:value-type="float" office:value="18.9497599730794" calcext:value-type="float">
            <text:p>18,9497599730794</text:p>
          </table:table-cell>
          <table:table-cell table:style-name="ce50" table:formula="of:=((2/10)*[.$E43])+((8/10)*[.$G43])" office:value-type="float" office:value="10.8322321587863" calcext:value-type="float">
            <text:p>10,8322321587863</text:p>
          </table:table-cell>
          <table:table-cell table:style-name="ce51" table:formula="of:=((1/3)*[.H43])+((1/3)*[.I43])+((1/3)*[.J43])" office:value-type="float" office:value="18.9497599730794" calcext:value-type="float">
            <text:p>18,9497599730794</text:p>
          </table:table-cell>
          <table:table-cell/>
          <table:table-cell table:style-name="ce11" office:value-type="string" calcext:value-type="string">
            <text:p>i.2</text:p>
          </table:table-cell>
          <table:table-cell office:value-type="float" office:value="442673.749446658" calcext:value-type="float">
            <text:p>442673,749446658</text:p>
          </table:table-cell>
          <table:table-cell table:style-name="ce110" table:formula="of:=([.N43]/MAX([.$N$31:.$N$49])*100)" office:value-type="float" office:value="4.19224004881376" calcext:value-type="float">
            <text:p>4,19224004881376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Intel Core i5-6300U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285714.28571429" calcext:value-type="float">
            <text:p>4285714,28571429</text:p>
          </table:table-cell>
          <table:table-cell table:style-name="ce35" office:value-type="float" office:value="314.442857142857" calcext:value-type="float">
            <text:p>314,442857142857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style-name="ce11" office:value-type="string" calcext:value-type="string">
            <text:p>Intel Core i5-6300U</text:p>
          </table:table-cell>
          <table:table-cell office:value-type="float" office:value="4285714.28571429" calcext:value-type="float">
            <text:p>4285714,28571429</text:p>
          </table:table-cell>
          <table:table-cell table:style-name="ce110" table:formula="of:=([.N44]/MAX([.$N$31:.$N$49])*100)" office:value-type="float" office:value="40.5868725868727" calcext:value-type="float">
            <text:p>40,5868725868727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ARM1176JZF-S (ARMv6)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74251.497005988" calcext:value-type="float">
            <text:p>374251,497005988</text:p>
          </table:table-cell>
          <table:table-cell table:style-name="ce35" office:value-type="float" office:value="27.4588323353293" calcext:value-type="float">
            <text:p>27,4588323353293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style-name="ce11" office:value-type="string" calcext:value-type="string">
            <text:p>ARM1176JZF-S (ARMv6)</text:p>
          </table:table-cell>
          <table:table-cell office:value-type="float" office:value="374251.497005988" calcext:value-type="float">
            <text:p>374251,497005988</text:p>
          </table:table-cell>
          <table:table-cell table:style-name="ce110" table:formula="of:=([.N45]/MAX([.$N$31:.$N$49])*100)" office:value-type="float" office:value="3.54426282569995" calcext:value-type="float">
            <text:p>3,54426282569995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Intel Core i5-4200U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040816.32653061" calcext:value-type="float">
            <text:p>2040816,32653061</text:p>
          </table:table-cell>
          <table:table-cell table:style-name="ce35" office:value-type="float" office:value="149.734693877551" calcext:value-type="float">
            <text:p>149,734693877551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11" office:value-type="string" calcext:value-type="string">
            <text:p>Intel Core i5-4200U</text:p>
          </table:table-cell>
          <table:table-cell office:value-type="float" office:value="2040816.32653061" calcext:value-type="float">
            <text:p>2040816,32653061</text:p>
          </table:table-cell>
          <table:table-cell table:style-name="ce110" table:formula="of:=([.N46]/MAX([.$N$31:.$N$49])*100)" office:value-type="float" office:value="19.327082184225" calcext:value-type="float">
            <text:p>19,327082184225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Cortex-A7 (NEON)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32263.513513514" calcext:value-type="float">
            <text:p>232263,513513514</text:p>
          </table:table-cell>
          <table:table-cell table:style-name="ce35" office:value-type="float" office:value="17.0411739864865" calcext:value-type="float">
            <text:p>17,0411739864865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11" office:value-type="string" calcext:value-type="string">
            <text:p>Cortex-A7 (NEON)</text:p>
          </table:table-cell>
          <table:table-cell office:value-type="float" office:value="232263.513513514" calcext:value-type="float">
            <text:p>232263,513513514</text:p>
          </table:table-cell>
          <table:table-cell table:style-name="ce110" table:formula="of:=([.N47]/MAX([.$N$31:.$N$49])*100)" office:value-type="float" office:value="2.19959824689555" calcext:value-type="float">
            <text:p>2,19959824689555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Ryzen 5 5600x (Optimezed at compile time)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559360.7305936" calcext:value-type="float">
            <text:p>10559360,7305936</text:p>
          </table:table-cell>
          <table:table-cell table:style-name="ce35" office:value-type="float" office:value="774.740296803653" calcext:value-type="float">
            <text:p>774,740296803653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11" office:value-type="string" calcext:value-type="string">
            <text:p>Ryzen 5 5600x (Optimezed at compile time)</text:p>
          </table:table-cell>
          <table:table-cell office:value-type="float" office:value="10559360.7305936" calcext:value-type="float">
            <text:p>10559360,7305936</text:p>
          </table:table-cell>
          <table:table-cell table:style-name="ce110" table:formula="of:=([.N48]/MAX([.$N$31:.$N$49])*100)" office:value-type="float" office:value="100" calcext:value-type="float">
            <text:p>100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Ryzen 5 5600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61538.461538462" calcext:value-type="float">
            <text:p>961538,461538462</text:p>
          </table:table-cell>
          <table:table-cell table:style-name="ce35" office:value-type="float" office:value="70.5480769230769" calcext:value-type="float">
            <text:p>70,5480769230769</text:p>
          </table:table-cell>
          <table:table-cell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11" office:value-type="string" calcext:value-type="string">
            <text:p>Ryzen 5 5600x</text:p>
          </table:table-cell>
          <table:table-cell office:value-type="float" office:value="961538.461538462" calcext:value-type="float">
            <text:p>961538,461538462</text:p>
          </table:table-cell>
          <table:table-cell table:style-name="ce110" table:formula="of:=([.N49]/MAX([.$N$31:.$N$49])*100)" office:value-type="float" office:value="9.10602910602912" calcext:value-type="float">
            <text:p>9,10602910602912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1"/>
          <table:table-cell table:style-name="ce23"/>
          <table:table-cell table:number-columns-repeated="2"/>
          <table:table-cell table:style-name="ce39"/>
          <table:table-cell table:number-columns-repeated="5"/>
          <table:table-cell table:style-name="ce12"/>
          <table:table-cell table:number-columns-repeated="9"/>
        </table:table-row>
        <table:table-row table:style-name="ro10" table:number-rows-repeated="4">
          <table:table-cell/>
          <table:table-cell table:style-name="ce11" table:number-columns-repeated="2"/>
          <table:table-cell table:number-columns-repeated="2"/>
          <table:table-cell table:style-name="ce80"/>
          <table:table-cell table:number-columns-repeated="6"/>
          <table:table-cell table:style-name="ce12"/>
          <table:table-cell table:number-columns-repeated="9"/>
        </table:table-row>
        <table:table-row table:style-name="ro14">
          <table:table-cell/>
          <table:table-cell table:style-name="ce11" table:number-columns-repeated="2"/>
          <table:table-cell table:number-columns-repeated="2"/>
          <table:table-cell table:style-name="ce80"/>
          <table:table-cell table:number-columns-repeated="6"/>
          <table:table-cell table:style-name="ce12"/>
          <table:table-cell table:number-columns-repeated="9"/>
        </table:table-row>
        <table:table-row table:style-name="ro10">
          <table:table-cell/>
          <table:table-cell table:style-name="ce11" table:number-columns-repeated="2"/>
          <table:table-cell table:number-columns-repeated="2"/>
          <table:table-cell table:style-name="ce80"/>
          <table:table-cell table:number-columns-repeated="6"/>
          <table:table-cell table:style-name="ce12"/>
          <table:table-cell table:number-columns-repeated="9"/>
        </table:table-row>
        <table:table-row table:style-name="ro10" table:number-rows-repeated="7">
          <table:table-cell table:number-columns-repeated="12"/>
          <table:table-cell table:style-name="ce12"/>
          <table:table-cell table:number-columns-repeated="9"/>
        </table:table-row>
        <table:table-row table:style-name="ro15">
          <table:table-cell office:value-type="string" calcext:value-type="string">
            <text:p>Processor</text:p>
          </table:table-cell>
          <table:table-cell office:value-type="string" calcext:value-type="string">
            <text:p>Base clock(GHz)</text:p>
          </table:table-cell>
          <table:table-cell table:style-name="ce11" office:value-type="string" calcext:value-type="string">
            <text:p>clock periode (ns)</text:p>
          </table:table-cell>
          <table:table-cell table:style-name="ce23" office:value-type="string" calcext:value-type="string">
            <text:p>Clock cycles per 16 bytes words</text:p>
          </table:table-cell>
          <table:table-cell office:value-type="string" calcext:value-type="string">
            <text:p>Performance(word per second)</text:p>
          </table:table-cell>
          <table:table-cell office:value-type="string" calcext:value-type="string">
            <text:p>Performance(%)</text:p>
          </table:table-cell>
          <table:table-cell table:number-columns-repeated="16"/>
        </table:table-row>
        <table:table-row table:style-name="ro10">
          <table:table-cell office:value-type="string" calcext:value-type="string">
            <text:p>Intel Core i5-6300U</text:p>
          </table:table-cell>
          <table:table-cell table:style-name="ce11" office:value-type="float" office:value="2.4" calcext:value-type="float">
            <text:p>2,4</text:p>
          </table:table-cell>
          <table:table-cell table:style-name="ce11" table:formula="of:=1/[.B65]" office:value-type="float" office:value="0.416666666666667" calcext:value-type="float">
            <text:p>0,416666666666667</text:p>
          </table:table-cell>
          <table:table-cell office:value-type="float" office:value="35" calcext:value-type="float">
            <text:p>35</text:p>
          </table:table-cell>
          <table:table-cell table:formula="of:=(1*(10^9))/([.C65]*[.D65]*16)" office:value-type="float" office:value="4285714.28571428" calcext:value-type="float">
            <text:p>4285714,28571428</text:p>
          </table:table-cell>
          <table:table-cell table:style-name="ce81" table:formula="of:=([.E65]/MAX([.$D$31:.$D$43]))*100" office:value-type="float" office:value="314.442857142857" calcext:value-type="float">
            <text:p>314,442857142857</text:p>
          </table:table-cell>
          <table:table-cell table:number-columns-repeated="16"/>
        </table:table-row>
        <table:table-row table:style-name="ro10">
          <table:table-cell office:value-type="string" calcext:value-type="string">
            <text:p>ARM1176JZF-S (ARMv6)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1/[.B66]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formula="of:=(1*(10^9))/([.C66]*[.D66]*16)" office:value-type="float" office:value="374251.497005988" calcext:value-type="float">
            <text:p>374251,497005988</text:p>
          </table:table-cell>
          <table:table-cell table:style-name="ce81" table:formula="of:=([.E66]/MAX([.$D$31:.$D$43]))*100" office:value-type="float" office:value="27.4588323353293" calcext:value-type="float">
            <text:p>27,4588323353293</text:p>
          </table:table-cell>
          <table:table-cell table:number-columns-repeated="16"/>
        </table:table-row>
        <table:table-row table:style-name="ro10">
          <table:table-cell office:value-type="string" calcext:value-type="string">
            <text:p>Intel Core i5-4200U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table:formula="of:=1/[.B67]" office:value-type="float" office:value="0.625" calcext:value-type="float">
            <text:p>0,625</text:p>
          </table:table-cell>
          <table:table-cell office:value-type="float" office:value="49" calcext:value-type="float">
            <text:p>49</text:p>
          </table:table-cell>
          <table:table-cell table:formula="of:=(1*(10^9))/([.C67]*[.D67]*16)" office:value-type="float" office:value="2040816.32653061" calcext:value-type="float">
            <text:p>2040816,32653061</text:p>
          </table:table-cell>
          <table:table-cell table:style-name="ce81" table:formula="of:=([.E67]/MAX([.$D$31:.$D$43]))*100" office:value-type="float" office:value="149.734693877551" calcext:value-type="float">
            <text:p>149,734693877551</text:p>
          </table:table-cell>
          <table:table-cell table:number-columns-repeated="16"/>
        </table:table-row>
        <table:table-row table:style-name="ro10">
          <table:table-cell office:value-type="string" calcext:value-type="string">
            <text:p>Cortex-A7 (NEON)</text:p>
          </table:table-cell>
          <table:table-cell table:style-name="ce11" office:value-type="float" office:value="0.55" calcext:value-type="float">
            <text:p>0,55</text:p>
          </table:table-cell>
          <table:table-cell table:style-name="ce11" table:formula="of:=1/[.B68]" office:value-type="float" office:value="1.81818181818182" calcext:value-type="float">
            <text:p>1,81818181818182</text:p>
          </table:table-cell>
          <table:table-cell office:value-type="float" office:value="148" calcext:value-type="float">
            <text:p>148</text:p>
          </table:table-cell>
          <table:table-cell table:formula="of:=(1*(10^9))/([.C68]*[.D68]*16)" office:value-type="float" office:value="232263.513513513" calcext:value-type="float">
            <text:p>232263,513513513</text:p>
          </table:table-cell>
          <table:table-cell table:style-name="ce81" table:formula="of:=([.E68]/MAX([.$D$31:.$D$43]))*100" office:value-type="float" office:value="17.0411739864865" calcext:value-type="float">
            <text:p>17,0411739864865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Ryzen 5 5600x (Optimezed at compile time)</text:p>
          </table:table-cell>
          <table:table-cell table:style-name="ce11" office:value-type="float" office:value="3.7" calcext:value-type="float">
            <text:p>3,7</text:p>
          </table:table-cell>
          <table:table-cell table:style-name="ce11" table:formula="of:=1/[.B69]" office:value-type="float" office:value="0.27027027027027" calcext:value-type="float">
            <text:p>0,27027027027027</text:p>
          </table:table-cell>
          <table:table-cell office:value-type="float" office:value="21.9" calcext:value-type="float">
            <text:p>21,9</text:p>
          </table:table-cell>
          <table:table-cell table:formula="of:=(1*(10^9))/([.C69]*[.D69]*16)" office:value-type="float" office:value="10559360.7305936" calcext:value-type="float">
            <text:p>10559360,7305936</text:p>
          </table:table-cell>
          <table:table-cell table:style-name="ce81" table:formula="of:=([.E69]/MAX([.$D$31:.$D$43]))*100" office:value-type="float" office:value="774.740296803653" calcext:value-type="float">
            <text:p>774,740296803653</text:p>
          </table:table-cell>
          <table:table-cell table:number-columns-repeated="16"/>
        </table:table-row>
        <table:table-row table:style-name="ro10">
          <table:table-cell office:value-type="string" calcext:value-type="string">
            <text:p>Ryzen 5 5600x</text:p>
          </table:table-cell>
          <table:table-cell table:style-name="ce11" office:value-type="float" office:value="3.7" calcext:value-type="float">
            <text:p>3,7</text:p>
          </table:table-cell>
          <table:table-cell table:style-name="ce11" table:formula="of:=1/[.B70]" office:value-type="float" office:value="0.27027027027027" calcext:value-type="float">
            <text:p>0,27027027027027</text:p>
          </table:table-cell>
          <table:table-cell office:value-type="float" office:value="240.5" calcext:value-type="float">
            <text:p>240,5</text:p>
          </table:table-cell>
          <table:table-cell table:formula="of:=(1*(10^9))/([.C70]*[.D70]*16)" office:value-type="float" office:value="961538.461538462" calcext:value-type="float">
            <text:p>961538,461538462</text:p>
          </table:table-cell>
          <table:table-cell table:style-name="ce81" table:formula="of:=([.E70]/MAX([.$D$31:.$D$43]))*100" office:value-type="float" office:value="70.5480769230769" calcext:value-type="float">
            <text:p>70,5480769230769</text:p>
          </table:table-cell>
          <table:table-cell table:number-columns-repeated="16"/>
        </table:table-row>
        <table:table-row table:style-name="ro10" table:number-rows-repeated="4">
          <table:table-cell table:number-columns-repeated="3"/>
          <table:table-cell table:style-name="ce23"/>
          <table:table-cell table:number-columns-repeated="18"/>
        </table:table-row>
        <table:table-row table:style-name="ro10" table:number-rows-repeated="7">
          <table:table-cell table:style-name="ce12"/>
          <table:table-cell table:style-name="ce3" table:number-columns-repeated="3"/>
          <table:table-cell table:style-name="ce12" table:number-columns-repeated="8"/>
          <table:table-cell table:number-columns-repeated="10"/>
        </table:table-row>
        <table:table-row table:style-name="ro10" table:number-rows-repeated="2">
          <table:table-cell table:style-name="ce12"/>
          <table:table-cell table:style-name="ce3" table:number-columns-repeated="11"/>
          <table:table-cell table:number-columns-repeated="10"/>
        </table:table-row>
        <table:table-row table:style-name="ro10" table:number-rows-repeated="9">
          <table:table-cell table:style-name="ce3" table:number-columns-repeated="12"/>
          <table:table-cell table:number-columns-repeated="10"/>
        </table:table-row>
        <table:table-row table:style-name="ro10">
          <table:table-cell table:style-name="ce3" table:number-columns-repeated="12"/>
          <table:table-cell table:number-columns-repeated="10"/>
        </table:table-row>
        <calcext:conditional-formats>
          <calcext:conditional-format calcext:target-range-address="Sheet1.E31:Sheet1.E49">
            <calcext:color-scale>
              <calcext:color-scale-entry calcext:value="30" calcext:type="number" calcext:color="#ff0000"/>
              <calcext:color-scale-entry calcext:value="50" calcext:type="number" calcext:color="#ffff00"/>
              <calcext:color-scale-entry calcext:value="80" calcext:type="number" calcext:color="#00a933"/>
            </calcext:color-scale>
          </calcext:conditional-format>
          <calcext:conditional-format calcext:target-range-address="Sheet1.G46:Sheet1.G50 Sheet1.G31:Sheet1.G43">
            <calcext:color-scale>
              <calcext:color-scale-entry calcext:value="30" calcext:type="number" calcext:color="#ff0000"/>
              <calcext:color-scale-entry calcext:value="50" calcext:type="number" calcext:color="#ffff00"/>
              <calcext:color-scale-entry calcext:value="80" calcext:type="number" calcext:color="#00a933"/>
            </calcext:color-scale>
          </calcext:conditional-format>
          <calcext:conditional-format calcext:target-range-address="Sheet1.H31:Sheet1.H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31:Sheet1.I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31:Sheet1.J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31:Sheet1.K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51:Sheet1.F56">
            <calcext:color-scale>
              <calcext:color-scale-entry calcext:value="30" calcext:type="number" calcext:color="#ff0000"/>
              <calcext:color-scale-entry calcext:value="50" calcext:type="number" calcext:color="#ffff00"/>
              <calcext:color-scale-entry calcext:value="80" calcext:type="number" calcext:color="#00a933"/>
            </calcext:color-scale>
          </calcext:conditional-format>
          <calcext:conditional-format calcext:target-range-address="Sheet1.G31:Sheet1.G43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65:Sheet1.F70">
            <calcext:color-scale>
              <calcext:color-scale-entry calcext:value="30" calcext:type="number" calcext:color="#ff0000"/>
              <calcext:color-scale-entry calcext:value="50" calcext:type="number" calcext:color="#ffff00"/>
              <calcext:color-scale-entry calcext:value="80" calcext:type="number" calcext:color="#00a933"/>
            </calcext:color-scale>
          </calcext:conditional-format>
          <calcext:conditional-format calcext:target-range-address="Sheet1.O31:Sheet1.O49">
            <calcext:color-scale>
              <calcext:color-scale-entry calcext:value="30" calcext:type="number" calcext:color="#ff0000"/>
              <calcext:color-scale-entry calcext:value="50" calcext:type="number" calcext:color="#ffff00"/>
              <calcext:color-scale-entry calcext:value="8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8:38:05.701931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9:15:51.776033243</meta:creation-date>
    <dc:date>2022-05-23T19:04:18.916696200</dc:date>
    <meta:editing-duration>PT1H17M30S</meta:editing-duration>
    <meta:editing-cycles>13</meta:editing-cycles>
    <meta:generator>LibreOffice/7.2.6.2$Linux_X86_64 LibreOffice_project/20$Build-2</meta:generator>
    <meta:document-statistic meta:table-count="1" meta:cell-count="54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74cm" svg:height="15.763cm" xlink:href=".." xlink:type="simple" chart:class="chart:bar" chart:style-name="ch1">
        <chart:title svg:x="12.26cm" svg:y="0.451cm" chart:style-name="ch2">
          <text:p>Performance (%)</text:p>
        </chart:title>
        <chart:subtitle svg:x="9.879cm" svg:y="1.545cm" chart:style-name="ch3">
          <text:p>Pure performance comparison between FPGAs</text:p>
        </chart:subtitle>
        <chart:plot-area chart:style-name="ch4" table:cell-range-address="Sheet1.A31:Sheet1.A43 Sheet1.E30:Sheet1.E43" chart:data-source-has-labels="both" svg:x="1.572cm" svg:y="2.543cm" svg:width="25.941cm" svg:height="11.9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72cm" svg:y="2.543cm" svg:width="24.746cm" svg:height="11.2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3.625cm" svg:y="14.782cm" chart:style-name="ch6">
              <text:p>FPGA index</text:p>
            </chart:title>
            <chart:categories table:cell-range-address="Sheet1.A31:Sheet1.A43"/>
          </chart:axis>
          <chart:axis chart:dimension="y" chart:name="primary-y" chart:style-name="ch7">
            <chart:title svg:x="0.451cm" svg:y="8.708cm" chart:style-name="ch8">
              <text:p>%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E31:Sheet1.E43" chart:label-cell-address="Sheet1.E30:Sheet1.E30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(%)</text:p>
                <draw:g>
                  <svg:desc>Sheet1.E30:Sheet1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31:Sheet1.A43</svg:desc>
                </draw:g>
              </table:table-cell>
              <table:table-cell office:value-type="float" office:value="73.37">
                <text:p>73.37</text:p>
                <draw:g>
                  <svg:desc>Sheet1.E31:Sheet1.E4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1.9313725490196">
                <text:p>71.9313725490196</text:p>
              </table:table-cell>
            </table:table-row>
            <table:table-row>
              <table:table-cell office:value-type="string">
                <text:p>c.1</text:p>
              </table:table-cell>
              <table:table-cell office:value-type="float" office:value="75.8346253229974">
                <text:p>75.8346253229974</text:p>
              </table:table-cell>
            </table:table-row>
            <table:table-row>
              <table:table-cell office:value-type="string">
                <text:p>c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9.4185293164885">
                <text:p>59.418529316488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1.9313725490196">
                <text:p>71.931372549019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8.4468052109181">
                <text:p>28.4468052109181</text:p>
              </table:table-cell>
            </table:table-row>
            <table:table-row>
              <table:table-cell office:value-type="string">
                <text:p>g.1</text:p>
              </table:table-cell>
              <table:table-cell office:value-type="float" office:value="59.1550431347255">
                <text:p>59.1550431347255</text:p>
              </table:table-cell>
            </table:table-row>
            <table:table-row>
              <table:table-cell office:value-type="string">
                <text:p>g.2</text:p>
              </table:table-cell>
              <table:table-cell office:value-type="float" office:value="31.2705110173465">
                <text:p>31.2705110173465</text:p>
              </table:table-cell>
            </table:table-row>
            <table:table-row>
              <table:table-cell office:value-type="string">
                <text:p>h.1</text:p>
              </table:table-cell>
              <table:table-cell office:value-type="float" office:value="76.2681912681913">
                <text:p>76.2681912681913</text:p>
              </table:table-cell>
            </table:table-row>
            <table:table-row>
              <table:table-cell office:value-type="string">
                <text:p>h.2</text:p>
              </table:table-cell>
              <table:table-cell office:value-type="float" office:value="33.3833833833834">
                <text:p>33.3833833833834</text:p>
              </table:table-cell>
            </table:table-row>
            <table:table-row>
              <table:table-cell office:value-type="string">
                <text:p>i.1</text:p>
              </table:table-cell>
              <table:table-cell office:value-type="float" office:value="65.7437275985663">
                <text:p>65.7437275985663</text:p>
              </table:table-cell>
            </table:table-row>
            <table:table-row>
              <table:table-cell office:value-type="string">
                <text:p>i.2</text:p>
              </table:table-cell>
              <table:table-cell office:value-type="float" office:value="32.4789729969013">
                <text:p>32.4789729969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22cm" svg:height="18.144cm" xlink:href=".." xlink:type="simple" chart:class="chart:bar" chart:style-name="ch1">
        <chart:title svg:x="12.275cm" svg:y="0.498cm" chart:style-name="ch2">
          <text:p>Efficiency (%)</text:p>
        </chart:title>
        <chart:subtitle svg:x="9.841cm" svg:y="1.639cm" chart:style-name="ch3">
          <text:p>Pure Efficiency comparison between FPGAs</text:p>
        </chart:subtitle>
        <chart:plot-area chart:style-name="ch4" table:cell-range-address="Sheet1.A31:Sheet1.A43 Sheet1.G30:Sheet1.G43" chart:data-source-has-labels="both" svg:x="2.884cm" svg:y="4.385cm" svg:width="23.483cm" svg:height="11.2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3.446cm" svg:y="4.385cm" svg:width="23.166cm" svg:height="10.5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3.708cm" svg:y="15.975cm" chart:style-name="ch6">
              <text:p>FPGA index</text:p>
            </chart:title>
            <chart:categories table:cell-range-address="Sheet1.A31:Sheet1.A43"/>
          </chart:axis>
          <chart:axis chart:dimension="y" chart:name="primary-y" chart:style-name="ch7">
            <chart:title svg:x="1.774cm" svg:y="10.202cm" chart:style-name="ch8">
              <text:p>%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G31:Sheet1.G43" chart:label-cell-address="Sheet1.G30:Sheet1.G30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(%)</text:p>
                <draw:g>
                  <svg:desc>Sheet1.G30:Sheet1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31:Sheet1.A43</svg:desc>
                </draw:g>
              </table:table-cell>
              <table:table-cell office:value-type="float" office:value="100">
                <text:p>100</text:p>
                <draw:g>
                  <svg:desc>Sheet1.G31:Sheet1.G4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5.9508387311078">
                <text:p>25.9508387311078</text:p>
              </table:table-cell>
            </table:table-row>
            <table:table-row>
              <table:table-cell office:value-type="string">
                <text:p>c.1</text:p>
              </table:table-cell>
              <table:table-cell office:value-type="float" office:value="13.4376410458279">
                <text:p>13.4376410458279</text:p>
              </table:table-cell>
            </table:table-row>
            <table:table-row>
              <table:table-cell office:value-type="string">
                <text:p>c.2</text:p>
              </table:table-cell>
              <table:table-cell office:value-type="float" office:value="12.249013039377">
                <text:p>12.24901303937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5.1303514285109">
                <text:p>25.130351428510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5.9508387311078">
                <text:p>25.950838731107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.09122344650813">
                <text:p>6.09122344650813</text:p>
              </table:table-cell>
            </table:table-row>
            <table:table-row>
              <table:table-cell office:value-type="string">
                <text:p>g.1</text:p>
              </table:table-cell>
              <table:table-cell office:value-type="float" office:value="3.8671342779958">
                <text:p>3.8671342779958</text:p>
              </table:table-cell>
            </table:table-row>
            <table:table-row>
              <table:table-cell office:value-type="string">
                <text:p>g.2</text:p>
              </table:table-cell>
              <table:table-cell office:value-type="float" office:value="2.03963896367021">
                <text:p>2.03963896367021</text:p>
              </table:table-cell>
            </table:table-row>
            <table:table-row>
              <table:table-cell office:value-type="string">
                <text:p>h.1</text:p>
              </table:table-cell>
              <table:table-cell office:value-type="float" office:value="12.6543292216986">
                <text:p>12.6543292216986</text:p>
              </table:table-cell>
            </table:table-row>
            <table:table-row>
              <table:table-cell office:value-type="string">
                <text:p>h.2</text:p>
              </table:table-cell>
              <table:table-cell office:value-type="float" office:value="5.53893198256168">
                <text:p>5.53893198256168</text:p>
              </table:table-cell>
            </table:table-row>
            <table:table-row>
              <table:table-cell office:value-type="string">
                <text:p>i.1</text:p>
              </table:table-cell>
              <table:table-cell office:value-type="float" office:value="10.9722361634164">
                <text:p>10.9722361634164</text:p>
              </table:table-cell>
            </table:table-row>
            <table:table-row>
              <table:table-cell office:value-type="string">
                <text:p>i.2</text:p>
              </table:table-cell>
              <table:table-cell office:value-type="float" office:value="5.42054694925751">
                <text:p>5.42054694925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69cm" svg:height="17.417cm" xlink:href=".." xlink:type="simple" chart:class="chart:bar" chart:style-name="ch1">
        <chart:title svg:x="10.509cm" svg:y="0.484cm" chart:style-name="ch2">
          <text:p>Performance Oriented Chart</text:p>
        </chart:title>
        <chart:subtitle svg:x="10.456cm" svg:y="1.611cm" chart:style-name="ch3">
          <text:p>score = (8/10 * perf) + (2/10 * eff)</text:p>
        </chart:subtitle>
        <chart:plot-area chart:style-name="ch4" table:cell-range-address="Sheet1.A31:Sheet1.A43 Sheet1.H31:Sheet1.H43" chart:data-source-has-labels="column" svg:x="1.546cm" svg:y="2.642cm" svg:width="24.688cm" svg:height="13.4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41cm" svg:y="2.642cm" svg:width="23.317cm" svg:height="12.8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2.973cm" svg:y="16.436cm" chart:style-name="ch6">
              <text:p>FPGA index</text:p>
            </chart:title>
            <chart:categories table:cell-range-address="Sheet1.A31:Sheet1.A43"/>
          </chart:axis>
          <chart:axis chart:dimension="y" chart:name="primary-y" chart:style-name="ch7">
            <chart:title svg:x="0.451cm" svg:y="9.568cm" chart:style-name="ch8">
              <text:p>%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H31:Sheet1.H43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31:Sheet1.A43</svg:desc>
                </draw:g>
              </table:table-cell>
              <table:table-cell office:value-type="float" office:value="78.696">
                <text:p>78.696</text:p>
                <draw:g>
                  <svg:desc>Sheet1.H31:Sheet1.H4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2.7352657854372">
                <text:p>62.7352657854372</text:p>
              </table:table-cell>
            </table:table-row>
            <table:table-row>
              <table:table-cell office:value-type="string">
                <text:p>c.1</text:p>
              </table:table-cell>
              <table:table-cell office:value-type="float" office:value="63.3552284675635">
                <text:p>63.3552284675635</text:p>
              </table:table-cell>
            </table:table-row>
            <table:table-row>
              <table:table-cell office:value-type="string">
                <text:p>c.2</text:p>
              </table:table-cell>
              <table:table-cell office:value-type="float" office:value="82.4498026078754">
                <text:p>82.449802607875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2.560893738893">
                <text:p>52.56089373889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2.7352657854372">
                <text:p>62.735265785437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3.9756888580361">
                <text:p>23.9756888580361</text:p>
              </table:table-cell>
            </table:table-row>
            <table:table-row>
              <table:table-cell office:value-type="string">
                <text:p>g.1</text:p>
              </table:table-cell>
              <table:table-cell office:value-type="float" office:value="48.0974613633796">
                <text:p>48.0974613633796</text:p>
              </table:table-cell>
            </table:table-row>
            <table:table-row>
              <table:table-cell office:value-type="string">
                <text:p>g.2</text:p>
              </table:table-cell>
              <table:table-cell office:value-type="float" office:value="25.4243366066112">
                <text:p>25.4243366066112</text:p>
              </table:table-cell>
            </table:table-row>
            <table:table-row>
              <table:table-cell office:value-type="string">
                <text:p>h.1</text:p>
              </table:table-cell>
              <table:table-cell office:value-type="float" office:value="63.5454188588927">
                <text:p>63.5454188588927</text:p>
              </table:table-cell>
            </table:table-row>
            <table:table-row>
              <table:table-cell office:value-type="string">
                <text:p>h.2</text:p>
              </table:table-cell>
              <table:table-cell office:value-type="float" office:value="27.814493103219">
                <text:p>27.814493103219</text:p>
              </table:table-cell>
            </table:table-row>
            <table:table-row>
              <table:table-cell office:value-type="string">
                <text:p>i.1</text:p>
              </table:table-cell>
              <table:table-cell office:value-type="float" office:value="54.7894293115363">
                <text:p>54.7894293115363</text:p>
              </table:table-cell>
            </table:table-row>
            <table:table-row>
              <table:table-cell office:value-type="string">
                <text:p>i.2</text:p>
              </table:table-cell>
              <table:table-cell office:value-type="float" office:value="27.0672877873725">
                <text:p>27.0672877873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54cm" svg:height="18.053cm" xlink:href=".." xlink:type="simple" chart:class="chart:bar" chart:style-name="ch1">
        <chart:title svg:x="9.979cm" svg:y="0.497cm" chart:style-name="ch2">
          <text:p>Balance Oriented Chart</text:p>
        </chart:title>
        <chart:subtitle svg:x="9.449cm" svg:y="1.637cm" chart:style-name="ch3">
          <text:p>score = (5/10 * perf) + (5/10 * eff)</text:p>
        </chart:subtitle>
        <chart:plot-area chart:style-name="ch4" table:cell-range-address="Sheet1.A31:Sheet1.A43 Sheet1.I30:Sheet1.I43" chart:data-source-has-labels="both" svg:x="1.506cm" svg:y="2.681cm" svg:width="22.753cm" svg:height="14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72cm" svg:y="2.681cm" svg:width="22.04cm" svg:height="13.3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1.965cm" svg:y="17.072cm" chart:style-name="ch6">
              <text:p>FPGA index</text:p>
            </chart:title>
            <chart:categories table:cell-range-address="Sheet1.A31:Sheet1.A43"/>
          </chart:axis>
          <chart:axis chart:dimension="y" chart:name="primary-y" chart:style-name="ch7">
            <chart:title svg:x="0.451cm" svg:y="9.899cm" chart:style-name="ch8">
              <text:p>%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I31:Sheet1.I43" chart:label-cell-address="Sheet1.I30:Sheet1.I30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anced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31:Sheet1.A43</svg:desc>
                </draw:g>
              </table:table-cell>
              <table:table-cell office:value-type="float" office:value="86.685">
                <text:p>86.685</text:p>
                <draw:g>
                  <svg:desc>Sheet1.I31:Sheet1.I4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8.9411056400637">
                <text:p>48.9411056400637</text:p>
              </table:table-cell>
            </table:table-row>
            <table:table-row>
              <table:table-cell office:value-type="string">
                <text:p>c.1</text:p>
              </table:table-cell>
              <table:table-cell office:value-type="float" office:value="44.6361331844127">
                <text:p>44.6361331844127</text:p>
              </table:table-cell>
            </table:table-row>
            <table:table-row>
              <table:table-cell office:value-type="string">
                <text:p>c.2</text:p>
              </table:table-cell>
              <table:table-cell office:value-type="float" office:value="56.1245065196885">
                <text:p>56.124506519688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2.2744403724997">
                <text:p>42.274440372499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8.9411056400637">
                <text:p>48.941105640063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7.2690143287131">
                <text:p>17.2690143287131</text:p>
              </table:table-cell>
            </table:table-row>
            <table:table-row>
              <table:table-cell office:value-type="string">
                <text:p>g.1</text:p>
              </table:table-cell>
              <table:table-cell office:value-type="float" office:value="31.5110887063606">
                <text:p>31.5110887063606</text:p>
              </table:table-cell>
            </table:table-row>
            <table:table-row>
              <table:table-cell office:value-type="string">
                <text:p>g.2</text:p>
              </table:table-cell>
              <table:table-cell office:value-type="float" office:value="16.6550749905083">
                <text:p>16.6550749905083</text:p>
              </table:table-cell>
            </table:table-row>
            <table:table-row>
              <table:table-cell office:value-type="string">
                <text:p>h.1</text:p>
              </table:table-cell>
              <table:table-cell office:value-type="float" office:value="44.4612602449449">
                <text:p>44.4612602449449</text:p>
              </table:table-cell>
            </table:table-row>
            <table:table-row>
              <table:table-cell office:value-type="string">
                <text:p>h.2</text:p>
              </table:table-cell>
              <table:table-cell office:value-type="float" office:value="19.4611576829725">
                <text:p>19.4611576829725</text:p>
              </table:table-cell>
            </table:table-row>
            <table:table-row>
              <table:table-cell office:value-type="string">
                <text:p>i.1</text:p>
              </table:table-cell>
              <table:table-cell office:value-type="float" office:value="38.3579818809914">
                <text:p>38.3579818809914</text:p>
              </table:table-cell>
            </table:table-row>
            <table:table-row>
              <table:table-cell office:value-type="string">
                <text:p>i.2</text:p>
              </table:table-cell>
              <table:table-cell office:value-type="float" office:value="18.9497599730794">
                <text:p>18.94975997307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8cm" svg:height="17.637cm" xlink:href=".." xlink:type="simple" chart:class="chart:bar" chart:style-name="ch1">
        <chart:title svg:x="9.26cm" svg:y="0.488cm" chart:style-name="ch2">
          <text:p>Efficiency Oriented Chart</text:p>
        </chart:title>
        <chart:subtitle svg:x="8.916cm" svg:y="1.619cm" chart:style-name="ch3">
          <text:p>score = (2/10 * perf) + (8/10 * eff)</text:p>
        </chart:subtitle>
        <chart:plot-area chart:style-name="ch4" table:cell-range-address="Sheet1.A31:Sheet1.A43 Sheet1.J30:Sheet1.J43" chart:data-source-has-labels="both" svg:x="1.733cm" svg:y="4.191cm" svg:width="20.736cm" svg:height="11.4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52cm" svg:y="4.191cm" svg:width="20.505cm" svg:height="10.8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1.184cm" svg:y="16.007cm" chart:style-name="ch6">
              <text:p>FPGA index</text:p>
            </chart:title>
            <chart:categories table:cell-range-address="Sheet1.A31:Sheet1.A43"/>
          </chart:axis>
          <chart:axis chart:dimension="y" chart:name="primary-y" chart:style-name="ch7">
            <chart:title svg:x="0.7cm" svg:y="10.126cm" chart:style-name="ch8">
              <text:p>%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J31:Sheet1.J43" chart:label-cell-address="Sheet1.J30:Sheet1.J30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J30:Sheet1.J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31:Sheet1.A43</svg:desc>
                </draw:g>
              </table:table-cell>
              <table:table-cell office:value-type="float" office:value="94.674">
                <text:p>94.674</text:p>
                <draw:g>
                  <svg:desc>Sheet1.J31:Sheet1.J4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5.1469454946902">
                <text:p>35.1469454946902</text:p>
              </table:table-cell>
            </table:table-row>
            <table:table-row>
              <table:table-cell office:value-type="string">
                <text:p>c.1</text:p>
              </table:table-cell>
              <table:table-cell office:value-type="float" office:value="25.9170379012618">
                <text:p>25.9170379012618</text:p>
              </table:table-cell>
            </table:table-row>
            <table:table-row>
              <table:table-cell office:value-type="string">
                <text:p>c.2</text:p>
              </table:table-cell>
              <table:table-cell office:value-type="float" office:value="29.7992104315016">
                <text:p>29.799210431501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1.9879870061064">
                <text:p>31.987987006106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5.1469454946902">
                <text:p>35.146945494690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.5623397993901">
                <text:p>10.5623397993901</text:p>
              </table:table-cell>
            </table:table-row>
            <table:table-row>
              <table:table-cell office:value-type="string">
                <text:p>g.1</text:p>
              </table:table-cell>
              <table:table-cell office:value-type="float" office:value="14.9247160493417">
                <text:p>14.9247160493417</text:p>
              </table:table-cell>
            </table:table-row>
            <table:table-row>
              <table:table-cell office:value-type="string">
                <text:p>g.2</text:p>
              </table:table-cell>
              <table:table-cell office:value-type="float" office:value="7.88581337440546">
                <text:p>7.88581337440546</text:p>
              </table:table-cell>
            </table:table-row>
            <table:table-row>
              <table:table-cell office:value-type="string">
                <text:p>h.1</text:p>
              </table:table-cell>
              <table:table-cell office:value-type="float" office:value="25.3771016309971">
                <text:p>25.3771016309971</text:p>
              </table:table-cell>
            </table:table-row>
            <table:table-row>
              <table:table-cell office:value-type="string">
                <text:p>h.2</text:p>
              </table:table-cell>
              <table:table-cell office:value-type="float" office:value="11.107822262726">
                <text:p>11.107822262726</text:p>
              </table:table-cell>
            </table:table-row>
            <table:table-row>
              <table:table-cell office:value-type="string">
                <text:p>i.1</text:p>
              </table:table-cell>
              <table:table-cell office:value-type="float" office:value="21.9265344504464">
                <text:p>21.9265344504464</text:p>
              </table:table-cell>
            </table:table-row>
            <table:table-row>
              <table:table-cell office:value-type="string">
                <text:p>i.2</text:p>
              </table:table-cell>
              <table:table-cell office:value-type="float" office:value="10.8322321587863">
                <text:p>10.8322321587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176cm" svg:height="16.411cm" xlink:href=".." xlink:type="simple" chart:class="chart:bar" chart:style-name="ch1">
        <chart:title svg:x="10.729cm" svg:y="0.784cm" chart:style-name="ch2">
          <text:p>Performance comparation with CPUs</text:p>
        </chart:title>
        <chart:plot-area chart:style-name="ch3" table:cell-range-address="Sheet1.M31:Sheet1.M49 Sheet1.O30:Sheet1.O49" chart:data-source-has-labels="both" svg:x="1.594cm" svg:y="1.571cm" svg:width="26.999cm" svg:height="14.5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32cm" svg:y="1.571cm" svg:width="25.928cm" svg:height="9.21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M31:Sheet1.M49"/>
          </chart:axis>
          <chart:axis chart:dimension="y" chart:name="primary-y" chart:style-name="ch5">
            <chart:title svg:x="0.451cm" svg:y="9.03cm" chart:style-name="ch6">
              <text:p>%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O31:Sheet1.O49" chart:label-cell-address="Sheet1.O30:Sheet1.O30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(%)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M31:Sheet1.M49</svg:desc>
                </draw:g>
              </table:table-cell>
              <table:table-cell office:value-type="float" office:value="9.47027027027028">
                <text:p>9.47027027027028</text:p>
                <draw:g>
                  <svg:desc>Sheet1.O31:Sheet1.O4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9.28457869634341">
                <text:p>9.28457869634341</text:p>
              </table:table-cell>
            </table:table-row>
            <table:table-row>
              <table:table-cell office:value-type="string">
                <text:p>c.1</text:p>
              </table:table-cell>
              <table:table-cell office:value-type="float" office:value="9.78839304420701">
                <text:p>9.78839304420701</text:p>
              </table:table-cell>
            </table:table-row>
            <table:table-row>
              <table:table-cell office:value-type="string">
                <text:p>c.2</text:p>
              </table:table-cell>
              <table:table-cell office:value-type="float" office:value="12.9075511384357">
                <text:p>12.907551138435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.66947705723217">
                <text:p>7.6694770572321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9.28457869634341">
                <text:p>9.2845786963434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.67178592985045">
                <text:p>3.67178592985045</text:p>
              </table:table-cell>
            </table:table-row>
            <table:table-row>
              <table:table-cell office:value-type="string">
                <text:p>g.1</text:p>
              </table:table-cell>
              <table:table-cell office:value-type="float" office:value="7.63546744357839">
                <text:p>7.63546744357839</text:p>
              </table:table-cell>
            </table:table-row>
            <table:table-row>
              <table:table-cell office:value-type="string">
                <text:p>g.2</text:p>
              </table:table-cell>
              <table:table-cell office:value-type="float" office:value="4.03625720081417">
                <text:p>4.03625720081417</text:p>
              </table:table-cell>
            </table:table-row>
            <table:table-row>
              <table:table-cell office:value-type="string">
                <text:p>h.1</text:p>
              </table:table-cell>
              <table:table-cell office:value-type="float" office:value="9.84435579030174">
                <text:p>9.84435579030174</text:p>
              </table:table-cell>
            </table:table-row>
            <table:table-row>
              <table:table-cell office:value-type="string">
                <text:p>h.2</text:p>
              </table:table-cell>
              <table:table-cell office:value-type="float" office:value="4.30897728195026">
                <text:p>4.30897728195026</text:p>
              </table:table-cell>
            </table:table-row>
            <table:table-row>
              <table:table-cell office:value-type="string">
                <text:p>i.1</text:p>
              </table:table-cell>
              <table:table-cell office:value-type="float" office:value="8.48590526009882">
                <text:p>8.48590526009882</text:p>
              </table:table-cell>
            </table:table-row>
            <table:table-row>
              <table:table-cell office:value-type="string">
                <text:p>i.2</text:p>
              </table:table-cell>
              <table:table-cell office:value-type="float" office:value="4.19224004881376">
                <text:p>4.19224004881376</text:p>
              </table:table-cell>
            </table:table-row>
            <table:table-row>
              <table:table-cell office:value-type="string">
                <text:p>Intel Core i5-6300U</text:p>
              </table:table-cell>
              <table:table-cell office:value-type="float" office:value="40.5868725868727">
                <text:p>40.5868725868727</text:p>
              </table:table-cell>
            </table:table-row>
            <table:table-row>
              <table:table-cell office:value-type="string">
                <text:p>ARM1176JZF-S (ARMv6)</text:p>
              </table:table-cell>
              <table:table-cell office:value-type="float" office:value="3.54426282569995">
                <text:p>3.54426282569995</text:p>
              </table:table-cell>
            </table:table-row>
            <table:table-row>
              <table:table-cell office:value-type="string">
                <text:p>Intel Core i5-4200U</text:p>
              </table:table-cell>
              <table:table-cell office:value-type="float" office:value="19.327082184225">
                <text:p>19.327082184225</text:p>
              </table:table-cell>
            </table:table-row>
            <table:table-row>
              <table:table-cell office:value-type="string">
                <text:p>Cortex-A7 (NEON)</text:p>
              </table:table-cell>
              <table:table-cell office:value-type="float" office:value="2.19959824689555">
                <text:p>2.19959824689555</text:p>
              </table:table-cell>
            </table:table-row>
            <table:table-row>
              <table:table-cell office:value-type="string">
                <text:p>Ryzen 5 5600x (Optimezed at compile time)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yzen 5 5600x</text:p>
              </table:table-cell>
              <table:table-cell office:value-type="float" office:value="9.10602910602912">
                <text:p>9.106029106029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